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88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2.462cm"/>
    </style:style>
    <style:style style:name="co5" style:family="table-column">
      <style:table-column-properties fo:break-before="auto" style:column-width="6.369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ddddd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3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fo:wrap-option="no-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31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3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31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31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size="11pt" style:font-size-asian="11pt" style:font-size-complex="11pt"/>
    </style:style>
    <style:style style:name="ce4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 style:data-style-name="N103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nPlan" table:style-name="ta1">
        <table:table-column table:style-name="co1" table:default-cell-style-name="ce42"/>
        <table:table-column table:style-name="co2" table:default-cell-style-name="ce42"/>
        <table:table-column table:style-name="co1" table:number-columns-repeated="24" table:default-cell-style-name="ce42"/>
        <table:table-row table:style-name="ro1">
          <table:table-cell table:style-name="ce37"/>
          <table:table-cell table:style-name="ce44" office:value-type="string" calcext:value-type="string">
            <text:p>FPA 2025 Burn Plan</text:p>
          </table:table-cell>
          <table:table-cell table:style-name="ce37" table:number-columns-repeated="16"/>
          <table:table-cell table:number-columns-repeated="8"/>
        </table:table-row>
        <table:table-row table:style-name="ro1">
          <table:table-cell table:style-name="ce37" table:number-columns-repeated="18"/>
          <table:table-cell table:number-columns-repeated="8"/>
        </table:table-row>
        <table:table-row table:style-name="ro1">
          <table:table-cell table:style-name="ce38" office:value-type="string" calcext:value-type="string">
            <text:p>Issue</text:p>
          </table:table-cell>
          <table:table-cell table:style-name="ce38" office:value-type="string" calcext:value-type="string">
            <text:p>Desc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Feb</text:p>
          </table:table-cell>
          <table:table-cell table:style-name="ce38" office:value-type="string" calcext:value-type="string">
            <text:p>Mar</text:p>
          </table:table-cell>
          <table:table-cell table:style-name="ce38" office:value-type="string" calcext:value-type="string">
            <text:p>Apr</text:p>
          </table:table-cell>
          <table:table-cell table:style-name="ce38" office:value-type="string" calcext:value-type="string">
            <text:p>May</text:p>
          </table:table-cell>
          <table:table-cell table:style-name="ce38" office:value-type="string" calcext:value-type="string">
            <text:p>Jun</text:p>
          </table:table-cell>
          <table:table-cell table:style-name="ce38" office:value-type="string" calcext:value-type="string">
            <text:p>Jul</text:p>
          </table:table-cell>
          <table:table-cell table:style-name="ce38" office:value-type="string" calcext:value-type="string">
            <text:p>Aug</text:p>
          </table:table-cell>
          <table:table-cell table:style-name="ce38" office:value-type="string" calcext:value-type="string">
            <text:p>Sep</text:p>
          </table:table-cell>
          <table:table-cell table:style-name="ce38" office:value-type="string" calcext:value-type="string">
            <text:p>Oct</text:p>
          </table:table-cell>
          <table:table-cell table:style-name="ce38" office:value-type="string" calcext:value-type="string">
            <text:p>Nov</text:p>
          </table:table-cell>
          <table:table-cell table:style-name="ce38" office:value-type="string" calcext:value-type="string">
            <text:p>Dec</text:p>
          </table:table-cell>
          <table:table-cell table:style-name="ce41"/>
          <table:table-cell table:number-columns-repeated="8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45" office:value-type="string" calcext:value-type="string">
            <text:p>Payment to Kurt for improved infrastructure performance #112</text:p>
          </table:table-cell>
          <table:table-cell table:style-name="ce53" office:value-type="float" office:value="4800" calcext:value-type="float">
            <text:p>4,8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48" calcext:value-type="float">
            <text:p>248</text:p>
          </table:table-cell>
          <table:table-cell table:style-name="ce46" office:value-type="string" calcext:value-type="string">
            <text:p>Research Variant Parts #248 Hijma</text:p>
          </table:table-cell>
          <table:table-cell table:style-name="ce53" office:value-type="float" office:value="8000" calcext:value-type="float">
            <text:p>8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47" calcext:value-type="float">
            <text:p>247</text:p>
          </table:table-cell>
          <table:table-cell table:style-name="ce46" office:value-type="string" calcext:value-type="string">
            <text:p>Improve C++ API Documentation #247 Hijma</text:p>
          </table:table-cell>
          <table:table-cell table:style-name="ce53" office:value-type="float" office:value="8000" calcext:value-type="float">
            <text:p>8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6" calcext:value-type="float">
            <text:p>286</text:p>
          </table:table-cell>
          <table:table-cell table:style-name="ce45" office:value-type="string" calcext:value-type="string">
            <text:p>8000 EUR to Pieter Hijma for VarSet UX Improvement</text:p>
          </table:table-cell>
          <table:table-cell table:style-name="ce53" office:value-type="float" office:value="8000" calcext:value-type="float">
            <text:p>8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7" calcext:value-type="float">
            <text:p>287</text:p>
          </table:table-cell>
          <table:table-cell table:style-name="ce45" office:value-type="string" calcext:value-type="string">
            <text:p>1500 EUR Grant to kadet1090 for Unified Transparent Previews</text:p>
          </table:table-cell>
          <table:table-cell table:style-name="ce53" office:value-type="float" office:value="1500" calcext:value-type="float">
            <text:p>1,5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8" calcext:value-type="float">
            <text:p>288</text:p>
          </table:table-cell>
          <table:table-cell table:style-name="ce45" office:value-type="string" calcext:value-type="string">
            <text:p>1750 USD to Obelisk for icon design</text:p>
          </table:table-cell>
          <table:table-cell table:style-name="ce53" office:value-type="float" office:value="1750" calcext:value-type="float">
            <text:p>1,75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0" calcext:value-type="float">
            <text:p>280</text:p>
          </table:table-cell>
          <table:table-cell table:style-name="ce45" office:value-type="string" calcext:value-type="string">
            <text:p>3000 USD Grant to reqrefusion re documentation</text:p>
          </table:table-cell>
          <table:table-cell table:style-name="ce53" office:value-type="float" office:value="3000" calcext:value-type="float">
            <text:p>3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9" calcext:value-type="float">
            <text:p>289</text:p>
          </table:table-cell>
          <table:table-cell table:style-name="ce45" office:value-type="string" calcext:value-type="string">
            <text:p>6000 USD grant to Dr. Rajeevlochana G. Chittawadigi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40"/>
          <table:table-cell table:style-name="ce51" office:value-type="string" calcext:value-type="string">
            <text:p>Other one time grants</text:p>
          </table:table-cell>
          <table:table-cell table:style-name="ce54" table:number-columns-repeated="16"/>
          <table:table-cell table:number-columns-repeated="8"/>
        </table:table-row>
        <table:table-row table:style-name="ro1">
          <table:table-cell table:style-name="ce40"/>
          <table:table-cell table:style-name="ce51"/>
          <table:table-cell table:style-name="ce54" table:number-columns-repeated="16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FOSDEM 2025 Facilities</text:p>
          </table:table-cell>
          <table:table-cell table:style-name="ce53" office:value-type="float" office:value="4500" calcext:value-type="float">
            <text:p>4,5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Mar</text:p>
          </table:table-cell>
          <table:table-cell table:number-columns-repeated="3" table:style-name="ce53" office:value-type="float" office:value="1500" calcext:value-type="float">
            <text:p>1,500</text:p>
          </table:table-cell>
          <table:table-cell table:style-name="ce54" table:number-columns-repeated="10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FOSDEM 2025 Travel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Mar</text:p>
          </table:table-cell>
          <table:table-cell table:style-name="ce53" office:value-type="float" office:value="2000" calcext:value-type="float">
            <text:p>2,000</text:p>
          </table:table-cell>
          <table:table-cell table:style-name="ce53" office:value-type="float" office:value="3000" calcext:value-type="float">
            <text:p>3,000</text:p>
          </table:table-cell>
          <table:table-cell table:style-name="ce53" office:value-type="float" office:value="1000" calcext:value-type="float">
            <text:p>1,000</text:p>
          </table:table-cell>
          <table:table-cell table:style-name="ce54" table:number-columns-repeated="10"/>
          <table:table-cell table:number-columns-repeated="8"/>
        </table:table-row>
        <table:table-row table:style-name="ro1">
          <table:table-cell table:style-name="ce40"/>
          <table:table-cell table:style-name="ce46" office:value-type="string" calcext:value-type="string">
            <text:p>North American Meet Up (??)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Jul</text:p>
          </table:table-cell>
          <table:table-cell table:style-name="ce53" office:value-type="string" calcext:value-type="string">
            <text:p>Sep</text:p>
          </table:table-cell>
          <table:table-cell table:style-name="ce54" table:number-columns-repeated="13"/>
          <table:table-cell table:number-columns-repeated="8"/>
        </table:table-row>
        <table:table-row table:style-name="ro1">
          <table:table-cell table:style-name="ce40"/>
          <table:table-cell table:style-name="ce51"/>
          <table:table-cell table:style-name="ce54" table:number-columns-repeated="16"/>
          <table:table-cell table:number-columns-repeated="8"/>
        </table:table-row>
        <table:table-row table:style-name="ro1">
          <table:table-cell table:style-name="ce39" office:value-type="float" office:value="100" calcext:value-type="float">
            <text:p>100</text:p>
          </table:table-cell>
          <table:table-cell table:style-name="ce45" office:value-type="string" calcext:value-type="string">
            <text:p>Payment to Adrian for maintenance and release support #100</text:p>
          </table:table-cell>
          <table:table-cell table:style-name="ce53" office:value-type="float" office:value="12000" calcext:value-type="float">
            <text:p>12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1000" calcext:value-type="float">
            <text:p>1,0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39" office:value-type="float" office:value="168" calcext:value-type="float">
            <text:p>168</text:p>
          </table:table-cell>
          <table:table-cell table:style-name="ce45" office:value-type="string" calcext:value-type="string">
            <text:p>Monthly payment to Max Wilfinger for Bug Triage Project #168</text:p>
          </table:table-cell>
          <table:table-cell table:style-name="ce53" office:value-type="float" office:value="12000" calcext:value-type="float">
            <text:p>12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1000" calcext:value-type="float">
            <text:p>1,0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39" office:value-type="float" office:value="217" calcext:value-type="float">
            <text:p>217</text:p>
          </table:table-cell>
          <table:table-cell table:style-name="ce45" office:value-type="string" calcext:value-type="string">
            <text:p>Blog coordination grant #217 (Alex Prokoudine)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500" calcext:value-type="float">
            <text:p>5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39" office:value-type="float" office:value="113" calcext:value-type="float">
            <text:p>113</text:p>
          </table:table-cell>
          <table:table-cell table:style-name="ce45" office:value-type="string" calcext:value-type="string">
            <text:p>Payment to concretedog (Jo Hinchliffe) for blog content #113</text:p>
          </table:table-cell>
          <table:table-cell table:style-name="ce53" office:value-type="float" office:value="7200" calcext:value-type="float">
            <text:p>7,2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600" calcext:value-type="float">
            <text:p>6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39" office:value-type="float" office:value="116" calcext:value-type="float">
            <text:p>116</text:p>
          </table:table-cell>
          <table:table-cell table:style-name="ce45" office:value-type="string" calcext:value-type="string">
            <text:p>Monthly Stipend for FPA Chair #116</text:p>
          </table:table-cell>
          <table:table-cell table:style-name="ce53" office:value-type="float" office:value="5000" calcext:value-type="float">
            <text:p>5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417" calcext:value-type="float">
            <text:p>417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Add-on coordinator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4" table:number-columns-repeated="5"/>
          <table:table-cell table:number-columns-repeated="9" table:style-name="ce53" office:value-type="float" office:value="500" calcext:value-type="float">
            <text:p>5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OpenCascade liaison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4" table:number-columns-repeated="5"/>
          <table:table-cell table:number-columns-repeated="3" table:style-name="ce54" office:value-type="float" office:value="500" calcext:value-type="float">
            <text:p>500</text:p>
          </table:table-cell>
          <table:table-cell table:number-columns-repeated="6" table:style-name="ce53" office:value-type="float" office:value="500" calcext:value-type="float">
            <text:p>5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Translation coordinator</text:p>
          </table:table-cell>
          <table:table-cell table:style-name="ce53" office:value-type="float" office:value="5000" calcext:value-type="float">
            <text:p>5,000</text:p>
          </table:table-cell>
          <table:table-cell table:style-name="ce54" table:number-columns-repeated="11"/>
          <table:table-cell table:number-columns-repeated="3" table:style-name="ce53" office:value-type="float" office:value="417" calcext:value-type="float">
            <text:p>417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51"/>
          <table:table-cell table:style-name="ce54" table:number-columns-repeated="16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Ondsel Onward placeholder</text:p>
          </table:table-cell>
          <table:table-cell table:style-name="ce53" office:value-type="float" office:value="40000" calcext:value-type="float">
            <text:p>40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40"/>
          <table:table-cell table:style-name="ce45"/>
          <table:table-cell table:style-name="ce53"/>
          <table:table-cell table:style-name="ce54" table:number-columns-repeated="6"/>
          <table:table-cell table:style-name="ce53"/>
          <table:table-cell table:style-name="ce54" table:number-columns-repeated="4"/>
          <table:table-cell table:style-name="ce53"/>
          <table:table-cell table:style-name="ce54" table:number-columns-repeated="3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Grant program to be awarded in 2025</text:p>
          </table:table-cell>
          <table:table-cell table:style-name="ce53" office:value-type="float" office:value="80000" calcext:value-type="float">
            <text:p>80,000</text:p>
          </table:table-cell>
          <table:table-cell table:style-name="ce54" office:value-type="string" calcext:value-type="string">
            <text:p>Mar</text:p>
          </table:table-cell>
          <table:table-cell table:style-name="ce54" office:value-type="string" calcext:value-type="string">
            <text:p>Dec</text:p>
          </table:table-cell>
          <table:table-cell table:style-name="ce54" table:number-columns-repeated="2"/>
          <table:table-cell table:number-columns-repeated="10" table:style-name="ce54" office:value-type="float" office:value="8000" calcext:value-type="float">
            <text:p>8,0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45"/>
          <table:table-cell table:style-name="ce53"/>
          <table:table-cell table:style-name="ce54" table:number-columns-repeated="15"/>
          <table:table-cell table:number-columns-repeated="8"/>
        </table:table-row>
        <table:table-row table:style-name="ro1">
          <table:table-cell table:style-name="ce40"/>
          <table:table-cell table:style-name="ce52" office:value-type="string" calcext:value-type="string">
            <text:p>Total Operations</text:p>
          </table:table-cell>
          <table:table-cell table:style-name="ce55" table:formula="of:=SUM([.C4:.C30])" office:value-type="float" office:value="230750" calcext:value-type="float">
            <text:p>230,75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40"/>
          <table:table-cell table:style-name="ce51"/>
          <table:table-cell table:style-name="ce54" table:number-columns-repeated="16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To Reserves</text:p>
          </table:table-cell>
          <table:table-cell table:style-name="ce53" office:value-type="float" office:value="10000" calcext:value-type="float">
            <text:p>10,000</text:p>
          </table:table-cell>
          <table:table-cell table:style-name="ce54" table:number-columns-repeated="6"/>
          <table:table-cell table:style-name="ce53" office:value-type="float" office:value="5000" calcext:value-type="float">
            <text:p>5,000</text:p>
          </table:table-cell>
          <table:table-cell table:style-name="ce54" table:number-columns-repeated="4"/>
          <table:table-cell table:style-name="ce53" office:value-type="float" office:value="5000" calcext:value-type="float">
            <text:p>5,000</text:p>
          </table:table-cell>
          <table:table-cell table:style-name="ce54" table:number-columns-repeated="3"/>
          <table:table-cell table:number-columns-repeated="8"/>
        </table:table-row>
        <table:table-row table:style-name="ro1">
          <table:table-cell table:style-name="ce40"/>
          <table:table-cell table:style-name="ce45"/>
          <table:table-cell table:style-name="ce53"/>
          <table:table-cell table:style-name="ce54" table:number-columns-repeated="6"/>
          <table:table-cell table:style-name="ce53"/>
          <table:table-cell table:style-name="ce54" table:number-columns-repeated="4"/>
          <table:table-cell table:style-name="ce53"/>
          <table:table-cell table:style-name="ce54" table:number-columns-repeated="3"/>
          <table:table-cell table:number-columns-repeated="8"/>
        </table:table-row>
        <table:table-row table:style-name="ro1">
          <table:table-cell table:style-name="ce41"/>
          <table:table-cell table:style-name="ce52" office:value-type="string" calcext:value-type="string">
            <text:p>Grand Total</text:p>
          </table:table-cell>
          <table:table-cell table:style-name="ce55" table:formula="of:=[.C31]+[.C33]" office:value-type="float" office:value="240750" calcext:value-type="float">
            <text:p>240,750</text:p>
          </table:table-cell>
          <table:table-cell table:style-name="ce54" table:number-columns-repeated="2"/>
          <table:table-cell table:style-name="ce53" table:formula="of:=SUM([.F4:.F33])" office:value-type="float" office:value="7017" calcext:value-type="float">
            <text:p>7,017</text:p>
          </table:table-cell>
          <table:table-cell table:style-name="ce53" table:formula="of:=SUM([.G4:.G33])" office:value-type="float" office:value="8017" calcext:value-type="float">
            <text:p>8,017</text:p>
          </table:table-cell>
          <table:table-cell table:style-name="ce53" table:formula="of:=SUM([.H4:.H33])" office:value-type="float" office:value="14017" calcext:value-type="float">
            <text:p>14,017</text:p>
          </table:table-cell>
          <table:table-cell table:style-name="ce53" table:formula="of:=SUM([.I4:.I33])" office:value-type="float" office:value="12517" calcext:value-type="float">
            <text:p>12,517</text:p>
          </table:table-cell>
          <table:table-cell table:style-name="ce53" table:formula="of:=SUM([.J4:.J33])" office:value-type="float" office:value="17517" calcext:value-type="float">
            <text:p>17,517</text:p>
          </table:table-cell>
          <table:table-cell table:style-name="ce53" table:formula="of:=SUM([.K4:.K33])" office:value-type="float" office:value="12517" calcext:value-type="float">
            <text:p>12,517</text:p>
          </table:table-cell>
          <table:table-cell table:style-name="ce53" table:formula="of:=SUM([.L4:.L33])" office:value-type="float" office:value="12517" calcext:value-type="float">
            <text:p>12,517</text:p>
          </table:table-cell>
          <table:table-cell table:style-name="ce53" table:formula="of:=SUM([.M4:.M33])" office:value-type="float" office:value="12517" calcext:value-type="float">
            <text:p>12,517</text:p>
          </table:table-cell>
          <table:table-cell table:style-name="ce53" table:formula="of:=SUM([.N4:.N33])" office:value-type="float" office:value="12517" calcext:value-type="float">
            <text:p>12,517</text:p>
          </table:table-cell>
          <table:table-cell table:style-name="ce53" table:formula="of:=SUM([.O4:.O33])" office:value-type="float" office:value="17934" calcext:value-type="float">
            <text:p>17,934</text:p>
          </table:table-cell>
          <table:table-cell table:style-name="ce53" table:formula="of:=SUM([.P4:.P33])" office:value-type="float" office:value="12934" calcext:value-type="float">
            <text:p>12,934</text:p>
          </table:table-cell>
          <table:table-cell table:style-name="ce53" table:formula="of:=SUM([.Q4:.Q33])" office:value-type="float" office:value="12934" calcext:value-type="float">
            <text:p>12,934</text:p>
          </table:table-cell>
          <table:table-cell table:style-name="ce55" table:formula="of:=SUM([.F35:.Q35])" office:value-type="float" office:value="152955" calcext:value-type="float">
            <text:p>152,955</text:p>
          </table:table-cell>
          <table:table-cell table:number-columns-repeated="8"/>
        </table:table-row>
        <table:table-row table:style-name="ro1">
          <table:table-cell table:style-name="ce37" table:number-columns-repeated="18"/>
          <table:table-cell table:number-columns-repeated="8"/>
        </table:table-row>
        <table:table-row table:style-name="ro1">
          <table:table-cell table:style-name="ce37"/>
          <table:table-cell table:style-name="ce37" office:value-type="string" calcext:value-type="string">
            <text:p>fees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table:number-columns-repeated="15"/>
          <table:table-cell table:number-columns-repeated="8"/>
        </table:table-row>
        <table:table-row table:style-name="ro1">
          <table:table-cell table:style-name="ce37" table:number-columns-repeated="18"/>
          <table:table-cell table:number-columns-repeated="8"/>
        </table:table-row>
        <table:table-row table:style-name="ro1" table:number-rows-repeated="2">
          <table:table-cell table:style-name="ce37" table:number-columns-repeated="9"/>
          <table:table-cell table:number-columns-repeated="17"/>
        </table:table-row>
        <table:table-row table:style-name="ro1">
          <table:table-cell table:style-name="ce37"/>
          <table:table-cell table:style-name="ce37" office:value-type="string" calcext:value-type="string">
            <text:p>Other one time grants</text:p>
          </table:table-cell>
          <table:table-cell table:style-name="ce37" table:number-columns-repeated="7"/>
          <table:table-cell table:number-columns-repeated="17"/>
        </table:table-row>
        <table:table-row table:style-name="ro1">
          <table:table-cell table:style-name="ce37"/>
          <table:table-cell table:style-name="ce37" office:value-type="string" calcext:value-type="string">
            <text:p>Homebrew update grant #271 (ipatch)</text:p>
          </table:table-cell>
          <table:table-cell table:style-name="ce37" table:number-columns-repeated="3"/>
          <table:table-cell table:style-name="ce37" office:value-type="float" office:value="1000" calcext:value-type="float">
            <text:p>1000</text:p>
          </table:table-cell>
          <table:table-cell table:style-name="ce37" table:number-columns-repeated="3"/>
          <table:table-cell table:number-columns-repeated="17"/>
        </table:table-row>
        <table:table-row table:style-name="ro1">
          <table:table-cell table:style-name="ce37"/>
          <table:table-cell table:style-name="ce37" office:value-type="string" calcext:value-type="string">
            <text:p>Payment to Francisco Rosa for FPA grant 5 - furniture library #209</text:p>
          </table:table-cell>
          <table:table-cell table:style-name="ce37" table:number-columns-repeated="3"/>
          <table:table-cell table:style-name="ce37" office:value-type="float" office:value="1000" calcext:value-type="float">
            <text:p>1000</text:p>
          </table:table-cell>
          <table:table-cell table:style-name="ce37" table:number-columns-repeated="3"/>
          <table:table-cell table:number-columns-repeated="17"/>
        </table:table-row>
        <table:table-row table:style-name="ro1" table:number-rows-repeated="7">
          <table:table-cell table:style-name="ce37" table:number-columns-repeated="9"/>
          <table:table-cell table:number-columns-repeated="17"/>
        </table:table-row>
        <table:table-row table:style-name="ro1" table:number-rows-repeated="15">
          <table:table-cell table:number-columns-repeated="26"/>
        </table:table-row>
        <table:table-row table:style-name="ro2" table:number-rows-repeated="937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BurnActual" table:style-name="ta1">
        <table:table-column table:style-name="co3" table:default-cell-style-name="ce29"/>
        <table:table-column table:style-name="co4" table:default-cell-style-name="ce32"/>
        <table:table-column table:style-name="co1" table:number-columns-repeated="3" table:default-cell-style-name="ce34"/>
        <table:table-column table:style-name="co1" table:number-columns-repeated="13" table:default-cell-style-name="ce54"/>
        <table:table-row table:style-name="ro1">
          <table:table-cell table:style-name="Default"/>
          <table:table-cell table:style-name="ce30" office:value-type="string" calcext:value-type="string">
            <text:p>FPA 2025 Burn Actual</text:p>
          </table:table-cell>
          <table:table-cell table:style-name="Default" table:number-columns-repeated="16"/>
        </table:table-row>
        <table:table-row table:style-name="ro1">
          <table:table-cell table:style-name="Default"/>
          <table:table-cell table:style-name="ce31"/>
          <table:table-cell table:style-name="Default" table:number-columns-repeated="16"/>
        </table:table-row>
        <table:table-row table:style-name="ro3">
          <table:table-cell table:style-name="ce38" office:value-type="string" calcext:value-type="string">
            <text:p>Issue</text:p>
          </table:table-cell>
          <table:table-cell table:style-name="ce38" office:value-type="string" calcext:value-type="string">
            <text:p>Desc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Feb</text:p>
          </table:table-cell>
          <table:table-cell table:style-name="ce38" office:value-type="string" calcext:value-type="string">
            <text:p>Mar</text:p>
          </table:table-cell>
          <table:table-cell table:style-name="ce38" office:value-type="string" calcext:value-type="string">
            <text:p>Apr</text:p>
          </table:table-cell>
          <table:table-cell table:style-name="ce38" office:value-type="string" calcext:value-type="string">
            <text:p>May</text:p>
          </table:table-cell>
          <table:table-cell table:style-name="ce38" office:value-type="string" calcext:value-type="string">
            <text:p>Jun</text:p>
          </table:table-cell>
          <table:table-cell table:style-name="ce38" office:value-type="string" calcext:value-type="string">
            <text:p>Jul</text:p>
          </table:table-cell>
          <table:table-cell table:style-name="ce38" office:value-type="string" calcext:value-type="string">
            <text:p>Aug</text:p>
          </table:table-cell>
          <table:table-cell table:style-name="ce38" office:value-type="string" calcext:value-type="string">
            <text:p>Sep</text:p>
          </table:table-cell>
          <table:table-cell table:style-name="ce38" office:value-type="string" calcext:value-type="string">
            <text:p>Oct</text:p>
          </table:table-cell>
          <table:table-cell table:style-name="ce38" office:value-type="string" calcext:value-type="string">
            <text:p>Nov</text:p>
          </table:table-cell>
          <table:table-cell table:style-name="ce38" office:value-type="string" calcext:value-type="string">
            <text:p>Dec</text:p>
          </table:table-cell>
          <table:table-cell table:style-name="ce41"/>
        </table:table-row>
        <table:table-row table:style-name="ro3">
          <table:table-cell table:formula="of:=[$BurnPlan.A4]" office:value-type="float" office:value="112" calcext:value-type="float">
            <text:p>112</text:p>
          </table:table-cell>
          <table:table-cell table:formula="of:=[$BurnPlan.B4]" office:value-type="string" office:string-value="Payment to Kurt for improved infrastructure performance #112" calcext:value-type="string">
            <text:p>Payment to Kurt for improved infrastructure performance #112</text:p>
          </table:table-cell>
          <table:table-cell table:formula="of:=[$BurnPlan.C4]" office:value-type="float" office:value="4800" calcext:value-type="float">
            <text:p>4,800</text:p>
          </table:table-cell>
          <table:table-cell table:formula="of:=[$BurnPlan.D4]" office:value-type="float" office:value="0" calcext:value-type="float">
            <text:p/>
          </table:table-cell>
          <table:table-cell table:formula="of:=[$BurnPlan.E4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5]" office:value-type="float" office:value="248" calcext:value-type="float">
            <text:p>248</text:p>
          </table:table-cell>
          <table:table-cell table:formula="of:=[$BurnPlan.B5]" office:value-type="string" office:string-value="Research Variant Parts #248 Hijma" calcext:value-type="string">
            <text:p>Research Variant Parts #248 Hijma</text:p>
          </table:table-cell>
          <table:table-cell table:formula="of:=[$BurnPlan.C5]" office:value-type="float" office:value="8000" calcext:value-type="float">
            <text:p>8,000</text:p>
          </table:table-cell>
          <table:table-cell table:formula="of:=[$BurnPlan.D5]" office:value-type="float" office:value="0" calcext:value-type="float">
            <text:p/>
          </table:table-cell>
          <table:table-cell table:formula="of:=[$BurnPlan.E5]" office:value-type="float" office:value="0" calcext:value-type="float">
            <text:p/>
          </table:table-cell>
          <table:table-cell table:number-columns-repeated="2"/>
          <table:table-cell office:value-type="float" office:value="8000" calcext:value-type="float">
            <text:p>8,000</text:p>
          </table:table-cell>
          <table:table-cell table:number-columns-repeated="10"/>
        </table:table-row>
        <table:table-row table:style-name="ro3">
          <table:table-cell table:formula="of:=[$BurnPlan.A6]" office:value-type="float" office:value="247" calcext:value-type="float">
            <text:p>247</text:p>
          </table:table-cell>
          <table:table-cell table:formula="of:=[$BurnPlan.B6]" office:value-type="string" office:string-value="Improve C++ API Documentation #247 Hijma" calcext:value-type="string">
            <text:p>Improve C++ API Documentation #247 Hijma</text:p>
          </table:table-cell>
          <table:table-cell table:formula="of:=[$BurnPlan.C6]" office:value-type="float" office:value="8000" calcext:value-type="float">
            <text:p>8,000</text:p>
          </table:table-cell>
          <table:table-cell table:formula="of:=[$BurnPlan.D6]" office:value-type="float" office:value="0" calcext:value-type="float">
            <text:p/>
          </table:table-cell>
          <table:table-cell table:formula="of:=[$BurnPlan.E6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7]" office:value-type="float" office:value="286" calcext:value-type="float">
            <text:p>286</text:p>
          </table:table-cell>
          <table:table-cell table:formula="of:=[$BurnPlan.B7]" office:value-type="string" office:string-value="8000 EUR to Pieter Hijma for VarSet UX Improvement" calcext:value-type="string">
            <text:p>8000 EUR to Pieter Hijma for VarSet UX Improvement</text:p>
          </table:table-cell>
          <table:table-cell table:formula="of:=[$BurnPlan.C7]" office:value-type="float" office:value="8000" calcext:value-type="float">
            <text:p>8,000</text:p>
          </table:table-cell>
          <table:table-cell table:formula="of:=[$BurnPlan.D7]" office:value-type="float" office:value="0" calcext:value-type="float">
            <text:p/>
          </table:table-cell>
          <table:table-cell table:formula="of:=[$BurnPlan.E7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8]" office:value-type="float" office:value="287" calcext:value-type="float">
            <text:p>287</text:p>
          </table:table-cell>
          <table:table-cell table:formula="of:=[$BurnPlan.B8]" office:value-type="string" office:string-value="1500 EUR Grant to kadet1090 for Unified Transparent Previews" calcext:value-type="string">
            <text:p>1500 EUR Grant to kadet1090 for Unified Transparent Previews</text:p>
          </table:table-cell>
          <table:table-cell table:formula="of:=[$BurnPlan.C8]" office:value-type="float" office:value="1500" calcext:value-type="float">
            <text:p>1,500</text:p>
          </table:table-cell>
          <table:table-cell table:formula="of:=[$BurnPlan.D8]" office:value-type="float" office:value="0" calcext:value-type="float">
            <text:p/>
          </table:table-cell>
          <table:table-cell table:formula="of:=[$BurnPlan.E8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9]" office:value-type="float" office:value="288" calcext:value-type="float">
            <text:p>288</text:p>
          </table:table-cell>
          <table:table-cell table:formula="of:=[$BurnPlan.B9]" office:value-type="string" office:string-value="1750 USD to Obelisk for icon design" calcext:value-type="string">
            <text:p>1750 USD to Obelisk for icon design</text:p>
          </table:table-cell>
          <table:table-cell table:formula="of:=[$BurnPlan.C9]" office:value-type="float" office:value="1750" calcext:value-type="float">
            <text:p>1,750</text:p>
          </table:table-cell>
          <table:table-cell table:formula="of:=[$BurnPlan.D9]" office:value-type="float" office:value="0" calcext:value-type="float">
            <text:p/>
          </table:table-cell>
          <table:table-cell table:formula="of:=[$BurnPlan.E9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10]" office:value-type="float" office:value="280" calcext:value-type="float">
            <text:p>280</text:p>
          </table:table-cell>
          <table:table-cell table:formula="of:=[$BurnPlan.B10]" office:value-type="string" office:string-value="3000 USD Grant to reqrefusion re documentation" calcext:value-type="string">
            <text:p>3000 USD Grant to reqrefusion re documentation</text:p>
          </table:table-cell>
          <table:table-cell table:formula="of:=[$BurnPlan.C10]" office:value-type="float" office:value="3000" calcext:value-type="float">
            <text:p>3,000</text:p>
          </table:table-cell>
          <table:table-cell table:formula="of:=[$BurnPlan.D10]" office:value-type="float" office:value="0" calcext:value-type="float">
            <text:p/>
          </table:table-cell>
          <table:table-cell table:formula="of:=[$BurnPlan.E10]" office:value-type="float" office:value="0" calcext:value-type="float">
            <text:p/>
          </table:table-cell>
          <table:table-cell office:value-type="float" office:value="1500" calcext:value-type="float">
            <text:p>1,500</text:p>
          </table:table-cell>
          <table:table-cell table:number-columns-repeated="12"/>
        </table:table-row>
        <table:table-row table:style-name="ro3">
          <table:table-cell table:formula="of:=[$BurnPlan.A11]" office:value-type="float" office:value="289" calcext:value-type="float">
            <text:p>289</text:p>
          </table:table-cell>
          <table:table-cell table:formula="of:=[$BurnPlan.B11]" office:value-type="string" office:string-value="6000 USD grant to Dr. Rajeevlochana G. Chittawadigi" calcext:value-type="string">
            <text:p>6000 USD grant to Dr. Rajeevlochana G. Chittawadigi</text:p>
          </table:table-cell>
          <table:table-cell table:formula="of:=[$BurnPlan.C11]" office:value-type="float" office:value="6000" calcext:value-type="float">
            <text:p>6,000</text:p>
          </table:table-cell>
          <table:table-cell table:formula="of:=[$BurnPlan.D11]" office:value-type="float" office:value="0" calcext:value-type="float">
            <text:p/>
          </table:table-cell>
          <table:table-cell table:formula="of:=[$BurnPlan.E11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12]" office:value-type="float" office:value="0" calcext:value-type="float">
            <text:p/>
          </table:table-cell>
          <table:table-cell table:style-name="ce37" office:value-type="string" calcext:value-type="string">
            <text:p>Other one time grants</text:p>
          </table:table-cell>
          <table:table-cell table:formula="of:=[$BurnPlan.C12]" office:value-type="float" office:value="0" calcext:value-type="float">
            <text:p/>
          </table:table-cell>
          <table:table-cell table:formula="of:=[$BurnPlan.D12]" office:value-type="float" office:value="0" calcext:value-type="float">
            <text:p/>
          </table:table-cell>
          <table:table-cell table:formula="of:=[$BurnPlan.E12]" office:value-type="float" office:value="0" calcext:value-type="float">
            <text:p/>
          </table:table-cell>
          <table:table-cell office:value-type="float" office:value="2000" calcext:value-type="float">
            <text:p>2,000</text:p>
          </table:table-cell>
          <table:table-cell/>
          <table:table-cell office:value-type="float" office:value="1845" calcext:value-type="float">
            <text:p>1,845</text:p>
          </table:table-cell>
          <table:table-cell office:value-type="float" office:value="2000" calcext:value-type="float">
            <text:p>2,000</text:p>
          </table:table-cell>
          <table:table-cell table:number-columns-repeated="9"/>
        </table:table-row>
        <table:table-row table:style-name="ro3">
          <table:table-cell table:number-columns-repeated="18"/>
        </table:table-row>
        <table:table-row table:style-name="ro3">
          <table:table-cell table:formula="of:=[$BurnPlan.A14]" office:value-type="float" office:value="0" calcext:value-type="float">
            <text:p/>
          </table:table-cell>
          <table:table-cell table:formula="of:=[$BurnPlan.B14]" office:value-type="string" office:string-value="FOSDEM 2025 Facilities" calcext:value-type="string">
            <text:p>FOSDEM 2025 Facilities</text:p>
          </table:table-cell>
          <table:table-cell table:formula="of:=[$BurnPlan.C14]" office:value-type="float" office:value="4500" calcext:value-type="float">
            <text:p>4,500</text:p>
          </table:table-cell>
          <table:table-cell table:formula="of:=[$BurnPlan.D14]" office:value-type="string" office:string-value="Jan" calcext:value-type="string">
            <text:p>Jan</text:p>
          </table:table-cell>
          <table:table-cell table:formula="of:=[$BurnPlan.E14]" office:value-type="string" office:string-value="Mar" calcext:value-type="string">
            <text:p>Mar</text:p>
          </table:table-cell>
          <table:table-cell table:style-name="ce53" office:value-type="float" office:value="1923.75" calcext:value-type="float">
            <text:p>1,924</text:p>
          </table:table-cell>
          <table:table-cell table:style-name="ce21" office:value-type="float" office:value="3815.59" calcext:value-type="float">
            <text:p>3815.5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83" calcext:value-type="float">
            <text:p>583</text:p>
          </table:table-cell>
          <table:table-cell table:number-columns-repeated="9"/>
        </table:table-row>
        <table:table-row table:style-name="ro3">
          <table:table-cell table:formula="of:=[$BurnPlan.A15]" office:value-type="float" office:value="0" calcext:value-type="float">
            <text:p/>
          </table:table-cell>
          <table:table-cell table:formula="of:=[$BurnPlan.B15]" office:value-type="string" office:string-value="FOSDEM 2025 Travel" calcext:value-type="string">
            <text:p>FOSDEM 2025 Travel</text:p>
          </table:table-cell>
          <table:table-cell table:formula="of:=[$BurnPlan.C15]" office:value-type="float" office:value="6000" calcext:value-type="float">
            <text:p>6,000</text:p>
          </table:table-cell>
          <table:table-cell table:formula="of:=[$BurnPlan.D15]" office:value-type="string" office:string-value="Jan" calcext:value-type="string">
            <text:p>Jan</text:p>
          </table:table-cell>
          <table:table-cell table:formula="of:=[$BurnPlan.E15]" office:value-type="string" office:string-value="Mar" calcext:value-type="string">
            <text:p>Mar</text:p>
          </table:table-cell>
          <table:table-cell table:style-name="ce53" office:value-type="float" office:value="2610.31" calcext:value-type="float">
            <text:p>2,610</text:p>
          </table:table-cell>
          <table:table-cell table:style-name="ce53" office:value-type="float" office:value="1407.37" calcext:value-type="float">
            <text:p>1,407</text:p>
          </table:table-cell>
          <table:table-cell table:style-name="ce53"/>
          <table:table-cell table:number-columns-repeated="10"/>
        </table:table-row>
        <table:table-row table:style-name="ro3">
          <table:table-cell table:formula="of:=[$BurnPlan.A16]" office:value-type="float" office:value="0" calcext:value-type="float">
            <text:p/>
          </table:table-cell>
          <table:table-cell table:formula="of:=[$BurnPlan.B16]" office:value-type="string" office:string-value="North American Meet Up (??)" calcext:value-type="string">
            <text:p>North American Meet Up (??)</text:p>
          </table:table-cell>
          <table:table-cell table:formula="of:=[$BurnPlan.C16]" office:value-type="float" office:value="0" calcext:value-type="float">
            <text:p/>
          </table:table-cell>
          <table:table-cell table:formula="of:=[$BurnPlan.D16]" office:value-type="string" office:string-value="Jul" calcext:value-type="string">
            <text:p>Jul</text:p>
          </table:table-cell>
          <table:table-cell table:formula="of:=[$BurnPlan.E16]" office:value-type="string" office:string-value="Sep" calcext:value-type="string">
            <text:p>Sep</text:p>
          </table:table-cell>
          <table:table-cell table:number-columns-repeated="13"/>
        </table:table-row>
        <table:table-row table:style-name="ro3">
          <table:table-cell table:formula="of:=[$BurnPlan.A17]" office:value-type="float" office:value="0" calcext:value-type="float">
            <text:p/>
          </table:table-cell>
          <table:table-cell/>
          <table:table-cell table:formula="of:=[$BurnPlan.C17]" office:value-type="float" office:value="0" calcext:value-type="float">
            <text:p/>
          </table:table-cell>
          <table:table-cell table:formula="of:=[$BurnPlan.D17]" office:value-type="float" office:value="0" calcext:value-type="float">
            <text:p/>
          </table:table-cell>
          <table:table-cell table:formula="of:=[$BurnPlan.E17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18]" office:value-type="float" office:value="100" calcext:value-type="float">
            <text:p>100</text:p>
          </table:table-cell>
          <table:table-cell table:formula="of:=[$BurnPlan.B18]" office:value-type="string" office:string-value="Payment to Adrian for maintenance and release support #100" calcext:value-type="string">
            <text:p>Payment to Adrian for maintenance and release support #100</text:p>
          </table:table-cell>
          <table:table-cell table:formula="of:=[$BurnPlan.C18]" office:value-type="float" office:value="12000" calcext:value-type="float">
            <text:p>12,000</text:p>
          </table:table-cell>
          <table:table-cell table:formula="of:=[$BurnPlan.D18]" office:value-type="string" office:string-value="Jan" calcext:value-type="string">
            <text:p>Jan</text:p>
          </table:table-cell>
          <table:table-cell table:formula="of:=[$BurnPlan.E18]" office:value-type="string" office:string-value="Dec" calcext:value-type="string">
            <text:p>Dec</text:p>
          </table:table-cell>
          <table:table-cell table:number-columns-repeated="4" table:style-name="ce53" office:value-type="float" office:value="1000" calcext:value-type="float">
            <text:p>1,000</text:p>
          </table:table-cell>
          <table:table-cell table:style-name="ce53" table:number-columns-repeated="8"/>
          <table:table-cell/>
        </table:table-row>
        <table:table-row table:style-name="ro3">
          <table:table-cell table:formula="of:=[$BurnPlan.A19]" office:value-type="float" office:value="168" calcext:value-type="float">
            <text:p>168</text:p>
          </table:table-cell>
          <table:table-cell table:formula="of:=[$BurnPlan.B19]" office:value-type="string" office:string-value="Monthly payment to Max Wilfinger for Bug Triage Project #168" calcext:value-type="string">
            <text:p>Monthly payment to Max Wilfinger for Bug Triage Project #168</text:p>
          </table:table-cell>
          <table:table-cell table:formula="of:=[$BurnPlan.C19]" office:value-type="float" office:value="12000" calcext:value-type="float">
            <text:p>12,000</text:p>
          </table:table-cell>
          <table:table-cell table:formula="of:=[$BurnPlan.D19]" office:value-type="string" office:string-value="Jan" calcext:value-type="string">
            <text:p>Jan</text:p>
          </table:table-cell>
          <table:table-cell table:formula="of:=[$BurnPlan.E19]" office:value-type="string" office:string-value="Dec" calcext:value-type="string">
            <text:p>Dec</text:p>
          </table:table-cell>
          <table:table-cell table:number-columns-repeated="5" table:style-name="ce53" office:value-type="float" office:value="1000" calcext:value-type="float">
            <text:p>1,000</text:p>
          </table:table-cell>
          <table:table-cell table:style-name="ce53" table:number-columns-repeated="7"/>
          <table:table-cell/>
        </table:table-row>
        <table:table-row table:style-name="ro3">
          <table:table-cell table:formula="of:=[$BurnPlan.A20]" office:value-type="float" office:value="217" calcext:value-type="float">
            <text:p>217</text:p>
          </table:table-cell>
          <table:table-cell table:formula="of:=[$BurnPlan.B20]" office:value-type="string" office:string-value="Blog coordination grant #217 (Alex Prokoudine)" calcext:value-type="string">
            <text:p>Blog coordination grant #217 (Alex Prokoudine)</text:p>
          </table:table-cell>
          <table:table-cell table:formula="of:=[$BurnPlan.C20]" office:value-type="float" office:value="6000" calcext:value-type="float">
            <text:p>6,000</text:p>
          </table:table-cell>
          <table:table-cell table:formula="of:=[$BurnPlan.D20]" office:value-type="string" office:string-value="Jan" calcext:value-type="string">
            <text:p>Jan</text:p>
          </table:table-cell>
          <table:table-cell table:formula="of:=[$BurnPlan.E20]" office:value-type="string" office:string-value="Dec" calcext:value-type="string">
            <text:p>Dec</text:p>
          </table:table-cell>
          <table:table-cell table:number-columns-repeated="5" table:style-name="ce53" office:value-type="float" office:value="500" calcext:value-type="float">
            <text:p>500</text:p>
          </table:table-cell>
          <table:table-cell table:style-name="ce53" table:number-columns-repeated="7"/>
          <table:table-cell/>
        </table:table-row>
        <table:table-row table:style-name="ro3">
          <table:table-cell table:formula="of:=[$BurnPlan.A21]" office:value-type="float" office:value="113" calcext:value-type="float">
            <text:p>113</text:p>
          </table:table-cell>
          <table:table-cell table:formula="of:=[$BurnPlan.B21]" office:value-type="string" office:string-value="Payment to concretedog (Jo Hinchliffe) for blog content #113" calcext:value-type="string">
            <text:p>Payment to concretedog (Jo Hinchliffe) for blog content #113</text:p>
          </table:table-cell>
          <table:table-cell table:formula="of:=[$BurnPlan.C21]" office:value-type="float" office:value="7200" calcext:value-type="float">
            <text:p>7,200</text:p>
          </table:table-cell>
          <table:table-cell table:formula="of:=[$BurnPlan.D21]" office:value-type="string" office:string-value="Jan" calcext:value-type="string">
            <text:p>Jan</text:p>
          </table:table-cell>
          <table:table-cell table:formula="of:=[$BurnPlan.E21]" office:value-type="string" office:string-value="Dec" calcext:value-type="string">
            <text:p>Dec</text:p>
          </table:table-cell>
          <table:table-cell table:number-columns-repeated="5" table:style-name="ce53" office:value-type="float" office:value="600" calcext:value-type="float">
            <text:p>600</text:p>
          </table:table-cell>
          <table:table-cell table:style-name="ce53" table:number-columns-repeated="7"/>
          <table:table-cell/>
        </table:table-row>
        <table:table-row table:style-name="ro3">
          <table:table-cell table:formula="of:=[$BurnPlan.A22]" office:value-type="float" office:value="116" calcext:value-type="float">
            <text:p>116</text:p>
          </table:table-cell>
          <table:table-cell table:formula="of:=[$BurnPlan.B22]" office:value-type="string" office:string-value="Monthly Stipend for FPA Chair #116" calcext:value-type="string">
            <text:p>Monthly Stipend for FPA Chair #116</text:p>
          </table:table-cell>
          <table:table-cell table:formula="of:=[$BurnPlan.C22]" office:value-type="float" office:value="5000" calcext:value-type="float">
            <text:p>5,000</text:p>
          </table:table-cell>
          <table:table-cell table:formula="of:=[$BurnPlan.D22]" office:value-type="string" office:string-value="Jan" calcext:value-type="string">
            <text:p>Jan</text:p>
          </table:table-cell>
          <table:table-cell table:formula="of:=[$BurnPlan.E22]" office:value-type="string" office:string-value="Dec" calcext:value-type="string">
            <text:p>Dec</text:p>
          </table:table-cell>
          <table:table-cell table:number-columns-repeated="2" table:style-name="ce53" office:value-type="float" office:value="405" calcext:value-type="float">
            <text:p>40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405" calcext:value-type="float">
            <text:p>405</text:p>
          </table:table-cell>
          <table:table-cell table:style-name="ce53" table:number-columns-repeated="7"/>
          <table:table-cell/>
        </table:table-row>
        <table:table-row table:style-name="ro3">
          <table:table-cell table:formula="of:=[$BurnPlan.A23]" office:value-type="float" office:value="0" calcext:value-type="float">
            <text:p/>
          </table:table-cell>
          <table:table-cell table:formula="of:=[$BurnPlan.B23]" office:value-type="string" office:string-value="Add-on coordinator" calcext:value-type="string">
            <text:p>Add-on coordinator</text:p>
          </table:table-cell>
          <table:table-cell table:formula="of:=[$BurnPlan.C23]" office:value-type="float" office:value="6000" calcext:value-type="float">
            <text:p>6,000</text:p>
          </table:table-cell>
          <table:table-cell table:formula="of:=[$BurnPlan.D23]" office:value-type="float" office:value="0" calcext:value-type="float">
            <text:p/>
          </table:table-cell>
          <table:table-cell table:formula="of:=[$BurnPlan.E23]" office:value-type="float" office:value="0" calcext:value-type="float">
            <text:p/>
          </table:table-cell>
          <table:table-cell table:number-columns-repeated="3"/>
          <table:table-cell table:style-name="ce53" table:number-columns-repeated="9"/>
          <table:table-cell/>
        </table:table-row>
        <table:table-row table:style-name="ro3">
          <table:table-cell table:formula="of:=[$BurnPlan.A24]" office:value-type="float" office:value="0" calcext:value-type="float">
            <text:p/>
          </table:table-cell>
          <table:table-cell table:formula="of:=[$BurnPlan.B24]" office:value-type="string" office:string-value="OpenCascade liaison" calcext:value-type="string">
            <text:p>OpenCascade liaison</text:p>
          </table:table-cell>
          <table:table-cell table:formula="of:=[$BurnPlan.C24]" office:value-type="float" office:value="6000" calcext:value-type="float">
            <text:p>6,000</text:p>
          </table:table-cell>
          <table:table-cell table:formula="of:=[$BurnPlan.D24]" office:value-type="float" office:value="0" calcext:value-type="float">
            <text:p/>
          </table:table-cell>
          <table:table-cell table:formula="of:=[$BurnPlan.E24]" office:value-type="float" office:value="0" calcext:value-type="float">
            <text:p/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style-name="ce53" table:number-columns-repeated="6"/>
          <table:table-cell/>
        </table:table-row>
        <table:table-row table:style-name="ro3">
          <table:table-cell table:formula="of:=[$BurnPlan.A25]" office:value-type="float" office:value="0" calcext:value-type="float">
            <text:p/>
          </table:table-cell>
          <table:table-cell table:formula="of:=[$BurnPlan.B25]" office:value-type="string" office:string-value="Translation coordinator" calcext:value-type="string">
            <text:p>Translation coordinator</text:p>
          </table:table-cell>
          <table:table-cell table:formula="of:=[$BurnPlan.C25]" office:value-type="float" office:value="5000" calcext:value-type="float">
            <text:p>5,000</text:p>
          </table:table-cell>
          <table:table-cell table:formula="of:=[$BurnPlan.D25]" office:value-type="float" office:value="0" calcext:value-type="float">
            <text:p/>
          </table:table-cell>
          <table:table-cell table:formula="of:=[$BurnPlan.E25]" office:value-type="float" office:value="0" calcext:value-type="float">
            <text:p/>
          </table:table-cell>
          <table:table-cell table:number-columns-repeated="9"/>
          <table:table-cell table:style-name="ce53" table:number-columns-repeated="3"/>
          <table:table-cell/>
        </table:table-row>
        <table:table-row table:style-name="ro3">
          <table:table-cell table:formula="of:=[$BurnPlan.A26]" office:value-type="float" office:value="0" calcext:value-type="float">
            <text:p/>
          </table:table-cell>
          <table:table-cell/>
          <table:table-cell table:formula="of:=[$BurnPlan.C26]" office:value-type="float" office:value="0" calcext:value-type="float">
            <text:p/>
          </table:table-cell>
          <table:table-cell table:formula="of:=[$BurnPlan.D26]" office:value-type="float" office:value="0" calcext:value-type="float">
            <text:p/>
          </table:table-cell>
          <table:table-cell table:formula="of:=[$BurnPlan.E26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27]" office:value-type="float" office:value="0" calcext:value-type="float">
            <text:p/>
          </table:table-cell>
          <table:table-cell table:formula="of:=[$BurnPlan.B27]" office:value-type="string" office:string-value="Ondsel Onward placeholder" calcext:value-type="string">
            <text:p>Ondsel Onward placeholder</text:p>
          </table:table-cell>
          <table:table-cell table:formula="of:=[$BurnPlan.C27]" office:value-type="float" office:value="40000" calcext:value-type="float">
            <text:p>40,000</text:p>
          </table:table-cell>
          <table:table-cell table:formula="of:=[$BurnPlan.D27]" office:value-type="float" office:value="0" calcext:value-type="float">
            <text:p/>
          </table:table-cell>
          <table:table-cell table:formula="of:=[$BurnPlan.E27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28]" office:value-type="float" office:value="0" calcext:value-type="float">
            <text:p/>
          </table:table-cell>
          <table:table-cell/>
          <table:table-cell table:formula="of:=[$BurnPlan.C28]" office:value-type="float" office:value="0" calcext:value-type="float">
            <text:p/>
          </table:table-cell>
          <table:table-cell table:formula="of:=[$BurnPlan.D28]" office:value-type="float" office:value="0" calcext:value-type="float">
            <text:p/>
          </table:table-cell>
          <table:table-cell table:formula="of:=[$BurnPlan.E28]" office:value-type="float" office:value="0" calcext:value-type="float">
            <text:p/>
          </table:table-cell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3"/>
        </table:table-row>
        <table:table-row table:style-name="ro3">
          <table:table-cell table:formula="of:=[$BurnPlan.A29]" office:value-type="float" office:value="0" calcext:value-type="float">
            <text:p/>
          </table:table-cell>
          <table:table-cell table:formula="of:=[$BurnPlan.B29]" office:value-type="string" office:string-value="Grant program to be awarded in 2025" calcext:value-type="string">
            <text:p>Grant program to be awarded in 2025</text:p>
          </table:table-cell>
          <table:table-cell table:formula="of:=[$BurnPlan.C29]" office:value-type="float" office:value="80000" calcext:value-type="float">
            <text:p>80,000</text:p>
          </table:table-cell>
          <table:table-cell table:formula="of:=[$BurnPlan.D29]" office:value-type="string" office:string-value="Mar" calcext:value-type="string">
            <text:p>Mar</text:p>
          </table:table-cell>
          <table:table-cell table:formula="of:=[$BurnPlan.E29]" office:value-type="string" office:string-value="Dec" calcext:value-type="string">
            <text:p>Dec</text:p>
          </table:table-cell>
          <table:table-cell table:number-columns-repeated="13"/>
        </table:table-row>
        <table:table-row table:style-name="ro3">
          <table:table-cell table:formula="of:=[$BurnPlan.A30]" office:value-type="float" office:value="0" calcext:value-type="float">
            <text:p/>
          </table:table-cell>
          <table:table-cell/>
          <table:table-cell table:formula="of:=[$BurnPlan.C30]" office:value-type="float" office:value="0" calcext:value-type="float">
            <text:p/>
          </table:table-cell>
          <table:table-cell table:formula="of:=[$BurnPlan.D30]" office:value-type="float" office:value="0" calcext:value-type="float">
            <text:p/>
          </table:table-cell>
          <table:table-cell table:formula="of:=[$BurnPlan.E30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31]" office:value-type="float" office:value="0" calcext:value-type="float">
            <text:p/>
          </table:table-cell>
          <table:table-cell table:style-name="ce33" table:formula="of:=[$BurnPlan.B31]" office:value-type="string" office:string-value="Total Operations" calcext:value-type="string">
            <text:p>Total Operations</text:p>
          </table:table-cell>
          <table:table-cell table:formula="of:=[$BurnPlan.C31]" office:value-type="float" office:value="230750" calcext:value-type="float">
            <text:p>230,750</text:p>
          </table:table-cell>
          <table:table-cell table:formula="of:=[$BurnPlan.D31]" office:value-type="float" office:value="0" calcext:value-type="float">
            <text:p/>
          </table:table-cell>
          <table:table-cell table:formula="of:=[$BurnPlan.E31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32]" office:value-type="float" office:value="0" calcext:value-type="float">
            <text:p/>
          </table:table-cell>
          <table:table-cell/>
          <table:table-cell table:formula="of:=[$BurnPlan.C32]" office:value-type="float" office:value="0" calcext:value-type="float">
            <text:p/>
          </table:table-cell>
          <table:table-cell table:formula="of:=[$BurnPlan.D32]" office:value-type="float" office:value="0" calcext:value-type="float">
            <text:p/>
          </table:table-cell>
          <table:table-cell table:formula="of:=[$BurnPlan.E32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33]" office:value-type="float" office:value="0" calcext:value-type="float">
            <text:p/>
          </table:table-cell>
          <table:table-cell table:formula="of:=[$BurnPlan.B33]" office:value-type="string" office:string-value="To Reserves" calcext:value-type="string">
            <text:p>To Reserves</text:p>
          </table:table-cell>
          <table:table-cell table:formula="of:=[$BurnPlan.C33]" office:value-type="float" office:value="10000" calcext:value-type="float">
            <text:p>10,000</text:p>
          </table:table-cell>
          <table:table-cell table:formula="of:=[$BurnPlan.D33]" office:value-type="float" office:value="0" calcext:value-type="float">
            <text:p/>
          </table:table-cell>
          <table:table-cell table:formula="of:=[$BurnPlan.E33]" office:value-type="float" office:value="0" calcext:value-type="float">
            <text:p/>
          </table:table-cell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3"/>
        </table:table-row>
        <table:table-row table:style-name="ro3">
          <table:table-cell table:formula="of:=[$BurnPlan.A34]" office:value-type="float" office:value="0" calcext:value-type="float">
            <text:p/>
          </table:table-cell>
          <table:table-cell/>
          <table:table-cell table:formula="of:=[$BurnPlan.C34]" office:value-type="float" office:value="0" calcext:value-type="float">
            <text:p/>
          </table:table-cell>
          <table:table-cell table:formula="of:=[$BurnPlan.D34]" office:value-type="float" office:value="0" calcext:value-type="float">
            <text:p/>
          </table:table-cell>
          <table:table-cell table:formula="of:=[$BurnPlan.E34]" office:value-type="float" office:value="0" calcext:value-type="float">
            <text:p/>
          </table:table-cell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3"/>
        </table:table-row>
        <table:table-row table:style-name="ro3">
          <table:table-cell table:formula="of:=[$BurnPlan.A35]" office:value-type="float" office:value="0" calcext:value-type="float">
            <text:p/>
          </table:table-cell>
          <table:table-cell table:style-name="ce33" table:formula="of:=[$BurnPlan.B35]" office:value-type="string" office:string-value="Grand Total" calcext:value-type="string">
            <text:p>Grand Total</text:p>
          </table:table-cell>
          <table:table-cell table:formula="of:=[$BurnPlan.C35]" office:value-type="float" office:value="240750" calcext:value-type="float">
            <text:p>240,750</text:p>
          </table:table-cell>
          <table:table-cell table:formula="of:=[$BurnPlan.D35]" office:value-type="float" office:value="0" calcext:value-type="float">
            <text:p/>
          </table:table-cell>
          <table:table-cell table:formula="of:=[$BurnPlan.E35]" office:value-type="float" office:value="0" calcext:value-type="float">
            <text:p/>
          </table:table-cell>
          <table:table-cell table:style-name="ce53" table:formula="of:=SUM([.F4:.F34])" office:value-type="float" office:value="11539.06" calcext:value-type="float">
            <text:p>11,539</text:p>
          </table:table-cell>
          <table:table-cell table:style-name="ce53" table:formula="of:=SUM([.G4:.G34])" office:value-type="float" office:value="8727.96" calcext:value-type="float">
            <text:p>8,728</text:p>
          </table:table-cell>
          <table:table-cell table:style-name="ce53" table:formula="of:=SUM([.H4:.H34])" office:value-type="float" office:value="12945" calcext:value-type="float">
            <text:p>12,945</text:p>
          </table:table-cell>
          <table:table-cell table:style-name="ce53" table:formula="of:=SUM([.I4:.I34])" office:value-type="float" office:value="6088" calcext:value-type="float">
            <text:p>6,088</text:p>
          </table:table-cell>
          <table:table-cell table:style-name="ce53" table:formula="of:=SUM([.J4:.J34])" office:value-type="float" office:value="3005" calcext:value-type="float">
            <text:p>3,005</text:p>
          </table:table-cell>
          <table:table-cell table:style-name="ce53" table:formula="of:=SUM([.K4:.K34])" office:value-type="float" office:value="0" calcext:value-type="float">
            <text:p>0</text:p>
          </table:table-cell>
          <table:table-cell table:style-name="ce53" table:formula="of:=SUM([.L4:.L34])" office:value-type="float" office:value="0" calcext:value-type="float">
            <text:p>0</text:p>
          </table:table-cell>
          <table:table-cell table:style-name="ce53" table:formula="of:=SUM([.M4:.M34])" office:value-type="float" office:value="0" calcext:value-type="float">
            <text:p>0</text:p>
          </table:table-cell>
          <table:table-cell table:style-name="ce53" table:formula="of:=SUM([.N4:.N34])" office:value-type="float" office:value="0" calcext:value-type="float">
            <text:p>0</text:p>
          </table:table-cell>
          <table:table-cell table:style-name="ce53" table:formula="of:=SUM([.O4:.O34])" office:value-type="float" office:value="0" calcext:value-type="float">
            <text:p>0</text:p>
          </table:table-cell>
          <table:table-cell table:style-name="ce53" table:formula="of:=SUM([.P4:.P34])" office:value-type="float" office:value="0" calcext:value-type="float">
            <text:p>0</text:p>
          </table:table-cell>
          <table:table-cell table:style-name="ce53" table:formula="of:=SUM([.Q4:.Q34])" office:value-type="float" office:value="0" calcext:value-type="float">
            <text:p>0</text:p>
          </table:table-cell>
          <table:table-cell table:style-name="ce55"/>
        </table:table-row>
      </table:table>
      <table:table table:name="BurnVar" table:style-name="ta1">
        <table:table-column table:style-name="co3" table:default-cell-style-name="ce29"/>
        <table:table-column table:style-name="co4" table:default-cell-style-name="ce32"/>
        <table:table-column table:style-name="co1" table:number-columns-repeated="3" table:default-cell-style-name="ce34"/>
        <table:table-column table:style-name="co1" table:number-columns-repeated="12" table:default-cell-style-name="ce43"/>
        <table:table-column table:style-name="co1" table:default-cell-style-name="ce35"/>
        <table:table-row table:style-name="ro1">
          <table:table-cell table:style-name="Default"/>
          <table:table-cell table:style-name="ce30" office:value-type="string" calcext:value-type="string">
            <text:p>FPA 2025 Burn Variance</text:p>
          </table:table-cell>
          <table:table-cell table:style-name="Default" table:number-columns-repeated="16"/>
        </table:table-row>
        <table:table-row table:style-name="ro1">
          <table:table-cell table:style-name="Default"/>
          <table:table-cell table:style-name="ce31"/>
          <table:table-cell table:style-name="Default" table:number-columns-repeated="16"/>
        </table:table-row>
        <table:table-row table:style-name="ro3">
          <table:table-cell table:style-name="ce38" office:value-type="string" calcext:value-type="string">
            <text:p>Issue</text:p>
          </table:table-cell>
          <table:table-cell table:style-name="ce38" office:value-type="string" calcext:value-type="string">
            <text:p>Desc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Feb</text:p>
          </table:table-cell>
          <table:table-cell table:style-name="ce38" office:value-type="string" calcext:value-type="string">
            <text:p>Mar</text:p>
          </table:table-cell>
          <table:table-cell table:style-name="ce38" office:value-type="string" calcext:value-type="string">
            <text:p>Apr</text:p>
          </table:table-cell>
          <table:table-cell table:style-name="ce38" office:value-type="string" calcext:value-type="string">
            <text:p>May</text:p>
          </table:table-cell>
          <table:table-cell table:style-name="ce38" office:value-type="string" calcext:value-type="string">
            <text:p>Jun</text:p>
          </table:table-cell>
          <table:table-cell table:style-name="ce38" office:value-type="string" calcext:value-type="string">
            <text:p>Jul</text:p>
          </table:table-cell>
          <table:table-cell table:style-name="ce38" office:value-type="string" calcext:value-type="string">
            <text:p>Aug</text:p>
          </table:table-cell>
          <table:table-cell table:style-name="ce38" office:value-type="string" calcext:value-type="string">
            <text:p>Sep</text:p>
          </table:table-cell>
          <table:table-cell table:style-name="ce38" office:value-type="string" calcext:value-type="string">
            <text:p>Oct</text:p>
          </table:table-cell>
          <table:table-cell table:style-name="ce38" office:value-type="string" calcext:value-type="string">
            <text:p>Nov</text:p>
          </table:table-cell>
          <table:table-cell table:style-name="ce38" office:value-type="string" calcext:value-type="string">
            <text:p>Dec</text:p>
          </table:table-cell>
          <table:table-cell table:style-name="ce41"/>
        </table:table-row>
        <table:table-row table:style-name="ro3">
          <table:table-cell table:formula="of:=[$BurnPlan.A4]" office:value-type="float" office:value="112" calcext:value-type="float">
            <text:p>112</text:p>
          </table:table-cell>
          <table:table-cell table:formula="of:=[$BurnPlan.B4]" office:value-type="string" office:string-value="Payment to Kurt for improved infrastructure performance #112" calcext:value-type="string">
            <text:p>Payment to Kurt for improved infrastructure performance #112</text:p>
          </table:table-cell>
          <table:table-cell table:formula="of:=[$BurnPlan.C4]" office:value-type="float" office:value="4800" calcext:value-type="float">
            <text:p>4,800</text:p>
          </table:table-cell>
          <table:table-cell table:formula="of:=[$BurnPlan.D4]" office:value-type="float" office:value="0" calcext:value-type="float">
            <text:p/>
          </table:table-cell>
          <table:table-cell table:formula="of:=[$BurnPlan.E4]" office:value-type="float" office:value="0" calcext:value-type="float">
            <text:p/>
          </table:table-cell>
          <table:table-cell table:formula="of:=[$BurnPlan.F4]-[$BurnActual.F4]" office:value-type="currency" office:currency="CAD" office:value="0" calcext:value-type="currency">
            <text:p>$0</text:p>
          </table:table-cell>
          <table:table-cell table:formula="of:=[$BurnPlan.G4]-[$BurnActual.G4]" office:value-type="currency" office:currency="CAD" office:value="0" calcext:value-type="currency">
            <text:p>$0</text:p>
          </table:table-cell>
          <table:table-cell table:formula="of:=[$BurnPlan.H4]-[$BurnActual.H4]" office:value-type="currency" office:currency="CAD" office:value="0" calcext:value-type="currency">
            <text:p>$0</text:p>
          </table:table-cell>
          <table:table-cell table:formula="of:=[$BurnPlan.I4]-[$BurnActual.I4]" office:value-type="currency" office:currency="CAD" office:value="0" calcext:value-type="currency">
            <text:p>$0</text:p>
          </table:table-cell>
          <table:table-cell table:formula="of:=[$BurnPlan.J4]-[$BurnActual.J4]" office:value-type="currency" office:currency="CAD" office:value="0" calcext:value-type="currency">
            <text:p>$0</text:p>
          </table:table-cell>
          <table:table-cell table:formula="of:=[$BurnPlan.K4]-[$BurnActual.K4]" office:value-type="currency" office:currency="CAD" office:value="0" calcext:value-type="currency">
            <text:p>$0</text:p>
          </table:table-cell>
          <table:table-cell table:formula="of:=[$BurnPlan.L4]-[$BurnActual.L4]" office:value-type="currency" office:currency="CAD" office:value="0" calcext:value-type="currency">
            <text:p>$0</text:p>
          </table:table-cell>
          <table:table-cell table:formula="of:=[$BurnPlan.M4]-[$BurnActual.M4]" office:value-type="currency" office:currency="CAD" office:value="0" calcext:value-type="currency">
            <text:p>$0</text:p>
          </table:table-cell>
          <table:table-cell table:formula="of:=[$BurnPlan.N4]-[$BurnActual.N4]" office:value-type="currency" office:currency="CAD" office:value="0" calcext:value-type="currency">
            <text:p>$0</text:p>
          </table:table-cell>
          <table:table-cell table:formula="of:=[$BurnPlan.O4]-[$BurnActual.O4]" office:value-type="currency" office:currency="CAD" office:value="0" calcext:value-type="currency">
            <text:p>$0</text:p>
          </table:table-cell>
          <table:table-cell table:formula="of:=[$BurnPlan.P4]-[$BurnActual.P4]" office:value-type="currency" office:currency="CAD" office:value="0" calcext:value-type="currency">
            <text:p>$0</text:p>
          </table:table-cell>
          <table:table-cell table:formula="of:=[$BurnPlan.Q4]-[$BurnActual.Q4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5]" office:value-type="float" office:value="248" calcext:value-type="float">
            <text:p>248</text:p>
          </table:table-cell>
          <table:table-cell table:formula="of:=[$BurnPlan.B5]" office:value-type="string" office:string-value="Research Variant Parts #248 Hijma" calcext:value-type="string">
            <text:p>Research Variant Parts #248 Hijma</text:p>
          </table:table-cell>
          <table:table-cell table:formula="of:=[$BurnPlan.C5]" office:value-type="float" office:value="8000" calcext:value-type="float">
            <text:p>8,000</text:p>
          </table:table-cell>
          <table:table-cell table:formula="of:=[$BurnPlan.D5]" office:value-type="float" office:value="0" calcext:value-type="float">
            <text:p/>
          </table:table-cell>
          <table:table-cell table:formula="of:=[$BurnPlan.E5]" office:value-type="float" office:value="0" calcext:value-type="float">
            <text:p/>
          </table:table-cell>
          <table:table-cell table:formula="of:=[$BurnPlan.F5]-[$BurnActual.F5]" office:value-type="currency" office:currency="CAD" office:value="0" calcext:value-type="currency">
            <text:p>$0</text:p>
          </table:table-cell>
          <table:table-cell table:formula="of:=[$BurnPlan.G5]-[$BurnActual.G5]" office:value-type="currency" office:currency="CAD" office:value="0" calcext:value-type="currency">
            <text:p>$0</text:p>
          </table:table-cell>
          <table:table-cell table:formula="of:=[$BurnPlan.H5]-[$BurnActual.H5]" office:value-type="currency" office:currency="CAD" office:value="-8000" calcext:value-type="currency">
            <text:p>-$8,000</text:p>
          </table:table-cell>
          <table:table-cell table:formula="of:=[$BurnPlan.I5]-[$BurnActual.I5]" office:value-type="currency" office:currency="CAD" office:value="0" calcext:value-type="currency">
            <text:p>$0</text:p>
          </table:table-cell>
          <table:table-cell table:formula="of:=[$BurnPlan.J5]-[$BurnActual.J5]" office:value-type="currency" office:currency="CAD" office:value="0" calcext:value-type="currency">
            <text:p>$0</text:p>
          </table:table-cell>
          <table:table-cell table:formula="of:=[$BurnPlan.K5]-[$BurnActual.K5]" office:value-type="currency" office:currency="CAD" office:value="0" calcext:value-type="currency">
            <text:p>$0</text:p>
          </table:table-cell>
          <table:table-cell table:formula="of:=[$BurnPlan.L5]-[$BurnActual.L5]" office:value-type="currency" office:currency="CAD" office:value="0" calcext:value-type="currency">
            <text:p>$0</text:p>
          </table:table-cell>
          <table:table-cell table:formula="of:=[$BurnPlan.M5]-[$BurnActual.M5]" office:value-type="currency" office:currency="CAD" office:value="0" calcext:value-type="currency">
            <text:p>$0</text:p>
          </table:table-cell>
          <table:table-cell table:formula="of:=[$BurnPlan.N5]-[$BurnActual.N5]" office:value-type="currency" office:currency="CAD" office:value="0" calcext:value-type="currency">
            <text:p>$0</text:p>
          </table:table-cell>
          <table:table-cell table:formula="of:=[$BurnPlan.O5]-[$BurnActual.O5]" office:value-type="currency" office:currency="CAD" office:value="0" calcext:value-type="currency">
            <text:p>$0</text:p>
          </table:table-cell>
          <table:table-cell table:formula="of:=[$BurnPlan.P5]-[$BurnActual.P5]" office:value-type="currency" office:currency="CAD" office:value="0" calcext:value-type="currency">
            <text:p>$0</text:p>
          </table:table-cell>
          <table:table-cell table:formula="of:=[$BurnPlan.Q5]-[$BurnActual.Q5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6]" office:value-type="float" office:value="247" calcext:value-type="float">
            <text:p>247</text:p>
          </table:table-cell>
          <table:table-cell table:formula="of:=[$BurnPlan.B6]" office:value-type="string" office:string-value="Improve C++ API Documentation #247 Hijma" calcext:value-type="string">
            <text:p>Improve C++ API Documentation #247 Hijma</text:p>
          </table:table-cell>
          <table:table-cell table:formula="of:=[$BurnPlan.C6]" office:value-type="float" office:value="8000" calcext:value-type="float">
            <text:p>8,000</text:p>
          </table:table-cell>
          <table:table-cell table:formula="of:=[$BurnPlan.D6]" office:value-type="float" office:value="0" calcext:value-type="float">
            <text:p/>
          </table:table-cell>
          <table:table-cell table:formula="of:=[$BurnPlan.E6]" office:value-type="float" office:value="0" calcext:value-type="float">
            <text:p/>
          </table:table-cell>
          <table:table-cell table:formula="of:=[$BurnPlan.F6]-[$BurnActual.F6]" office:value-type="currency" office:currency="CAD" office:value="0" calcext:value-type="currency">
            <text:p>$0</text:p>
          </table:table-cell>
          <table:table-cell table:formula="of:=[$BurnPlan.G6]-[$BurnActual.G6]" office:value-type="currency" office:currency="CAD" office:value="0" calcext:value-type="currency">
            <text:p>$0</text:p>
          </table:table-cell>
          <table:table-cell table:formula="of:=[$BurnPlan.H6]-[$BurnActual.H6]" office:value-type="currency" office:currency="CAD" office:value="0" calcext:value-type="currency">
            <text:p>$0</text:p>
          </table:table-cell>
          <table:table-cell table:formula="of:=[$BurnPlan.I6]-[$BurnActual.I6]" office:value-type="currency" office:currency="CAD" office:value="0" calcext:value-type="currency">
            <text:p>$0</text:p>
          </table:table-cell>
          <table:table-cell table:formula="of:=[$BurnPlan.J6]-[$BurnActual.J6]" office:value-type="currency" office:currency="CAD" office:value="0" calcext:value-type="currency">
            <text:p>$0</text:p>
          </table:table-cell>
          <table:table-cell table:formula="of:=[$BurnPlan.K6]-[$BurnActual.K6]" office:value-type="currency" office:currency="CAD" office:value="0" calcext:value-type="currency">
            <text:p>$0</text:p>
          </table:table-cell>
          <table:table-cell table:formula="of:=[$BurnPlan.L6]-[$BurnActual.L6]" office:value-type="currency" office:currency="CAD" office:value="0" calcext:value-type="currency">
            <text:p>$0</text:p>
          </table:table-cell>
          <table:table-cell table:formula="of:=[$BurnPlan.M6]-[$BurnActual.M6]" office:value-type="currency" office:currency="CAD" office:value="0" calcext:value-type="currency">
            <text:p>$0</text:p>
          </table:table-cell>
          <table:table-cell table:formula="of:=[$BurnPlan.N6]-[$BurnActual.N6]" office:value-type="currency" office:currency="CAD" office:value="0" calcext:value-type="currency">
            <text:p>$0</text:p>
          </table:table-cell>
          <table:table-cell table:formula="of:=[$BurnPlan.O6]-[$BurnActual.O6]" office:value-type="currency" office:currency="CAD" office:value="0" calcext:value-type="currency">
            <text:p>$0</text:p>
          </table:table-cell>
          <table:table-cell table:formula="of:=[$BurnPlan.P6]-[$BurnActual.P6]" office:value-type="currency" office:currency="CAD" office:value="0" calcext:value-type="currency">
            <text:p>$0</text:p>
          </table:table-cell>
          <table:table-cell table:formula="of:=[$BurnPlan.Q6]-[$BurnActual.Q6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7]" office:value-type="float" office:value="286" calcext:value-type="float">
            <text:p>286</text:p>
          </table:table-cell>
          <table:table-cell table:formula="of:=[$BurnPlan.B7]" office:value-type="string" office:string-value="8000 EUR to Pieter Hijma for VarSet UX Improvement" calcext:value-type="string">
            <text:p>8000 EUR to Pieter Hijma for VarSet UX Improvement</text:p>
          </table:table-cell>
          <table:table-cell table:formula="of:=[$BurnPlan.C7]" office:value-type="float" office:value="8000" calcext:value-type="float">
            <text:p>8,000</text:p>
          </table:table-cell>
          <table:table-cell table:formula="of:=[$BurnPlan.D7]" office:value-type="float" office:value="0" calcext:value-type="float">
            <text:p/>
          </table:table-cell>
          <table:table-cell table:formula="of:=[$BurnPlan.E7]" office:value-type="float" office:value="0" calcext:value-type="float">
            <text:p/>
          </table:table-cell>
          <table:table-cell table:formula="of:=[$BurnPlan.F7]-[$BurnActual.F7]" office:value-type="currency" office:currency="CAD" office:value="0" calcext:value-type="currency">
            <text:p>$0</text:p>
          </table:table-cell>
          <table:table-cell table:formula="of:=[$BurnPlan.G7]-[$BurnActual.G7]" office:value-type="currency" office:currency="CAD" office:value="0" calcext:value-type="currency">
            <text:p>$0</text:p>
          </table:table-cell>
          <table:table-cell table:formula="of:=[$BurnPlan.H7]-[$BurnActual.H7]" office:value-type="currency" office:currency="CAD" office:value="0" calcext:value-type="currency">
            <text:p>$0</text:p>
          </table:table-cell>
          <table:table-cell table:formula="of:=[$BurnPlan.I7]-[$BurnActual.I7]" office:value-type="currency" office:currency="CAD" office:value="0" calcext:value-type="currency">
            <text:p>$0</text:p>
          </table:table-cell>
          <table:table-cell table:formula="of:=[$BurnPlan.J7]-[$BurnActual.J7]" office:value-type="currency" office:currency="CAD" office:value="0" calcext:value-type="currency">
            <text:p>$0</text:p>
          </table:table-cell>
          <table:table-cell table:formula="of:=[$BurnPlan.K7]-[$BurnActual.K7]" office:value-type="currency" office:currency="CAD" office:value="0" calcext:value-type="currency">
            <text:p>$0</text:p>
          </table:table-cell>
          <table:table-cell table:formula="of:=[$BurnPlan.L7]-[$BurnActual.L7]" office:value-type="currency" office:currency="CAD" office:value="0" calcext:value-type="currency">
            <text:p>$0</text:p>
          </table:table-cell>
          <table:table-cell table:formula="of:=[$BurnPlan.M7]-[$BurnActual.M7]" office:value-type="currency" office:currency="CAD" office:value="0" calcext:value-type="currency">
            <text:p>$0</text:p>
          </table:table-cell>
          <table:table-cell table:formula="of:=[$BurnPlan.N7]-[$BurnActual.N7]" office:value-type="currency" office:currency="CAD" office:value="0" calcext:value-type="currency">
            <text:p>$0</text:p>
          </table:table-cell>
          <table:table-cell table:formula="of:=[$BurnPlan.O7]-[$BurnActual.O7]" office:value-type="currency" office:currency="CAD" office:value="0" calcext:value-type="currency">
            <text:p>$0</text:p>
          </table:table-cell>
          <table:table-cell table:formula="of:=[$BurnPlan.P7]-[$BurnActual.P7]" office:value-type="currency" office:currency="CAD" office:value="0" calcext:value-type="currency">
            <text:p>$0</text:p>
          </table:table-cell>
          <table:table-cell table:formula="of:=[$BurnPlan.Q7]-[$BurnActual.Q7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8]" office:value-type="float" office:value="287" calcext:value-type="float">
            <text:p>287</text:p>
          </table:table-cell>
          <table:table-cell table:formula="of:=[$BurnPlan.B8]" office:value-type="string" office:string-value="1500 EUR Grant to kadet1090 for Unified Transparent Previews" calcext:value-type="string">
            <text:p>1500 EUR Grant to kadet1090 for Unified Transparent Previews</text:p>
          </table:table-cell>
          <table:table-cell table:formula="of:=[$BurnPlan.C8]" office:value-type="float" office:value="1500" calcext:value-type="float">
            <text:p>1,500</text:p>
          </table:table-cell>
          <table:table-cell table:formula="of:=[$BurnPlan.D8]" office:value-type="float" office:value="0" calcext:value-type="float">
            <text:p/>
          </table:table-cell>
          <table:table-cell table:formula="of:=[$BurnPlan.E8]" office:value-type="float" office:value="0" calcext:value-type="float">
            <text:p/>
          </table:table-cell>
          <table:table-cell table:formula="of:=[$BurnPlan.F8]-[$BurnActual.F8]" office:value-type="currency" office:currency="CAD" office:value="0" calcext:value-type="currency">
            <text:p>$0</text:p>
          </table:table-cell>
          <table:table-cell table:formula="of:=[$BurnPlan.G8]-[$BurnActual.G8]" office:value-type="currency" office:currency="CAD" office:value="0" calcext:value-type="currency">
            <text:p>$0</text:p>
          </table:table-cell>
          <table:table-cell table:formula="of:=[$BurnPlan.H8]-[$BurnActual.H8]" office:value-type="currency" office:currency="CAD" office:value="0" calcext:value-type="currency">
            <text:p>$0</text:p>
          </table:table-cell>
          <table:table-cell table:formula="of:=[$BurnPlan.I8]-[$BurnActual.I8]" office:value-type="currency" office:currency="CAD" office:value="0" calcext:value-type="currency">
            <text:p>$0</text:p>
          </table:table-cell>
          <table:table-cell table:formula="of:=[$BurnPlan.J8]-[$BurnActual.J8]" office:value-type="currency" office:currency="CAD" office:value="0" calcext:value-type="currency">
            <text:p>$0</text:p>
          </table:table-cell>
          <table:table-cell table:formula="of:=[$BurnPlan.K8]-[$BurnActual.K8]" office:value-type="currency" office:currency="CAD" office:value="0" calcext:value-type="currency">
            <text:p>$0</text:p>
          </table:table-cell>
          <table:table-cell table:formula="of:=[$BurnPlan.L8]-[$BurnActual.L8]" office:value-type="currency" office:currency="CAD" office:value="0" calcext:value-type="currency">
            <text:p>$0</text:p>
          </table:table-cell>
          <table:table-cell table:formula="of:=[$BurnPlan.M8]-[$BurnActual.M8]" office:value-type="currency" office:currency="CAD" office:value="0" calcext:value-type="currency">
            <text:p>$0</text:p>
          </table:table-cell>
          <table:table-cell table:formula="of:=[$BurnPlan.N8]-[$BurnActual.N8]" office:value-type="currency" office:currency="CAD" office:value="0" calcext:value-type="currency">
            <text:p>$0</text:p>
          </table:table-cell>
          <table:table-cell table:formula="of:=[$BurnPlan.O8]-[$BurnActual.O8]" office:value-type="currency" office:currency="CAD" office:value="0" calcext:value-type="currency">
            <text:p>$0</text:p>
          </table:table-cell>
          <table:table-cell table:formula="of:=[$BurnPlan.P8]-[$BurnActual.P8]" office:value-type="currency" office:currency="CAD" office:value="0" calcext:value-type="currency">
            <text:p>$0</text:p>
          </table:table-cell>
          <table:table-cell table:formula="of:=[$BurnPlan.Q8]-[$BurnActual.Q8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9]" office:value-type="float" office:value="288" calcext:value-type="float">
            <text:p>288</text:p>
          </table:table-cell>
          <table:table-cell table:formula="of:=[$BurnPlan.B9]" office:value-type="string" office:string-value="1750 USD to Obelisk for icon design" calcext:value-type="string">
            <text:p>1750 USD to Obelisk for icon design</text:p>
          </table:table-cell>
          <table:table-cell table:formula="of:=[$BurnPlan.C9]" office:value-type="float" office:value="1750" calcext:value-type="float">
            <text:p>1,750</text:p>
          </table:table-cell>
          <table:table-cell table:formula="of:=[$BurnPlan.D9]" office:value-type="float" office:value="0" calcext:value-type="float">
            <text:p/>
          </table:table-cell>
          <table:table-cell table:formula="of:=[$BurnPlan.E9]" office:value-type="float" office:value="0" calcext:value-type="float">
            <text:p/>
          </table:table-cell>
          <table:table-cell table:formula="of:=[$BurnPlan.F9]-[$BurnActual.F9]" office:value-type="currency" office:currency="CAD" office:value="0" calcext:value-type="currency">
            <text:p>$0</text:p>
          </table:table-cell>
          <table:table-cell table:formula="of:=[$BurnPlan.G9]-[$BurnActual.G9]" office:value-type="currency" office:currency="CAD" office:value="0" calcext:value-type="currency">
            <text:p>$0</text:p>
          </table:table-cell>
          <table:table-cell table:formula="of:=[$BurnPlan.H9]-[$BurnActual.H9]" office:value-type="currency" office:currency="CAD" office:value="0" calcext:value-type="currency">
            <text:p>$0</text:p>
          </table:table-cell>
          <table:table-cell table:formula="of:=[$BurnPlan.I9]-[$BurnActual.I9]" office:value-type="currency" office:currency="CAD" office:value="0" calcext:value-type="currency">
            <text:p>$0</text:p>
          </table:table-cell>
          <table:table-cell table:formula="of:=[$BurnPlan.J9]-[$BurnActual.J9]" office:value-type="currency" office:currency="CAD" office:value="0" calcext:value-type="currency">
            <text:p>$0</text:p>
          </table:table-cell>
          <table:table-cell table:formula="of:=[$BurnPlan.K9]-[$BurnActual.K9]" office:value-type="currency" office:currency="CAD" office:value="0" calcext:value-type="currency">
            <text:p>$0</text:p>
          </table:table-cell>
          <table:table-cell table:formula="of:=[$BurnPlan.L9]-[$BurnActual.L9]" office:value-type="currency" office:currency="CAD" office:value="0" calcext:value-type="currency">
            <text:p>$0</text:p>
          </table:table-cell>
          <table:table-cell table:formula="of:=[$BurnPlan.M9]-[$BurnActual.M9]" office:value-type="currency" office:currency="CAD" office:value="0" calcext:value-type="currency">
            <text:p>$0</text:p>
          </table:table-cell>
          <table:table-cell table:formula="of:=[$BurnPlan.N9]-[$BurnActual.N9]" office:value-type="currency" office:currency="CAD" office:value="0" calcext:value-type="currency">
            <text:p>$0</text:p>
          </table:table-cell>
          <table:table-cell table:formula="of:=[$BurnPlan.O9]-[$BurnActual.O9]" office:value-type="currency" office:currency="CAD" office:value="0" calcext:value-type="currency">
            <text:p>$0</text:p>
          </table:table-cell>
          <table:table-cell table:formula="of:=[$BurnPlan.P9]-[$BurnActual.P9]" office:value-type="currency" office:currency="CAD" office:value="0" calcext:value-type="currency">
            <text:p>$0</text:p>
          </table:table-cell>
          <table:table-cell table:formula="of:=[$BurnPlan.Q9]-[$BurnActual.Q9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0]" office:value-type="float" office:value="280" calcext:value-type="float">
            <text:p>280</text:p>
          </table:table-cell>
          <table:table-cell table:formula="of:=[$BurnPlan.B10]" office:value-type="string" office:string-value="3000 USD Grant to reqrefusion re documentation" calcext:value-type="string">
            <text:p>3000 USD Grant to reqrefusion re documentation</text:p>
          </table:table-cell>
          <table:table-cell table:formula="of:=[$BurnPlan.C10]" office:value-type="float" office:value="3000" calcext:value-type="float">
            <text:p>3,000</text:p>
          </table:table-cell>
          <table:table-cell table:formula="of:=[$BurnPlan.D10]" office:value-type="float" office:value="0" calcext:value-type="float">
            <text:p/>
          </table:table-cell>
          <table:table-cell table:formula="of:=[$BurnPlan.E10]" office:value-type="float" office:value="0" calcext:value-type="float">
            <text:p/>
          </table:table-cell>
          <table:table-cell table:formula="of:=[$BurnPlan.F10]-[$BurnActual.F10]" office:value-type="currency" office:currency="CAD" office:value="-1500" calcext:value-type="currency">
            <text:p>-$1,500</text:p>
          </table:table-cell>
          <table:table-cell table:formula="of:=[$BurnPlan.G10]-[$BurnActual.G10]" office:value-type="currency" office:currency="CAD" office:value="0" calcext:value-type="currency">
            <text:p>$0</text:p>
          </table:table-cell>
          <table:table-cell table:formula="of:=[$BurnPlan.H10]-[$BurnActual.H10]" office:value-type="currency" office:currency="CAD" office:value="0" calcext:value-type="currency">
            <text:p>$0</text:p>
          </table:table-cell>
          <table:table-cell table:formula="of:=[$BurnPlan.I10]-[$BurnActual.I10]" office:value-type="currency" office:currency="CAD" office:value="0" calcext:value-type="currency">
            <text:p>$0</text:p>
          </table:table-cell>
          <table:table-cell table:formula="of:=[$BurnPlan.J10]-[$BurnActual.J10]" office:value-type="currency" office:currency="CAD" office:value="0" calcext:value-type="currency">
            <text:p>$0</text:p>
          </table:table-cell>
          <table:table-cell table:formula="of:=[$BurnPlan.K10]-[$BurnActual.K10]" office:value-type="currency" office:currency="CAD" office:value="0" calcext:value-type="currency">
            <text:p>$0</text:p>
          </table:table-cell>
          <table:table-cell table:formula="of:=[$BurnPlan.L10]-[$BurnActual.L10]" office:value-type="currency" office:currency="CAD" office:value="0" calcext:value-type="currency">
            <text:p>$0</text:p>
          </table:table-cell>
          <table:table-cell table:formula="of:=[$BurnPlan.M10]-[$BurnActual.M10]" office:value-type="currency" office:currency="CAD" office:value="0" calcext:value-type="currency">
            <text:p>$0</text:p>
          </table:table-cell>
          <table:table-cell table:formula="of:=[$BurnPlan.N10]-[$BurnActual.N10]" office:value-type="currency" office:currency="CAD" office:value="0" calcext:value-type="currency">
            <text:p>$0</text:p>
          </table:table-cell>
          <table:table-cell table:formula="of:=[$BurnPlan.O10]-[$BurnActual.O10]" office:value-type="currency" office:currency="CAD" office:value="0" calcext:value-type="currency">
            <text:p>$0</text:p>
          </table:table-cell>
          <table:table-cell table:formula="of:=[$BurnPlan.P10]-[$BurnActual.P10]" office:value-type="currency" office:currency="CAD" office:value="0" calcext:value-type="currency">
            <text:p>$0</text:p>
          </table:table-cell>
          <table:table-cell table:formula="of:=[$BurnPlan.Q10]-[$BurnActual.Q10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1]" office:value-type="float" office:value="289" calcext:value-type="float">
            <text:p>289</text:p>
          </table:table-cell>
          <table:table-cell table:formula="of:=[$BurnPlan.B11]" office:value-type="string" office:string-value="6000 USD grant to Dr. Rajeevlochana G. Chittawadigi" calcext:value-type="string">
            <text:p>6000 USD grant to Dr. Rajeevlochana G. Chittawadigi</text:p>
          </table:table-cell>
          <table:table-cell table:formula="of:=[$BurnPlan.C11]" office:value-type="float" office:value="6000" calcext:value-type="float">
            <text:p>6,000</text:p>
          </table:table-cell>
          <table:table-cell table:formula="of:=[$BurnPlan.D11]" office:value-type="float" office:value="0" calcext:value-type="float">
            <text:p/>
          </table:table-cell>
          <table:table-cell table:formula="of:=[$BurnPlan.E11]" office:value-type="float" office:value="0" calcext:value-type="float">
            <text:p/>
          </table:table-cell>
          <table:table-cell table:formula="of:=[$BurnPlan.F11]-[$BurnActual.F11]" office:value-type="currency" office:currency="CAD" office:value="0" calcext:value-type="currency">
            <text:p>$0</text:p>
          </table:table-cell>
          <table:table-cell table:formula="of:=[$BurnPlan.G11]-[$BurnActual.G11]" office:value-type="currency" office:currency="CAD" office:value="0" calcext:value-type="currency">
            <text:p>$0</text:p>
          </table:table-cell>
          <table:table-cell table:formula="of:=[$BurnPlan.H11]-[$BurnActual.H11]" office:value-type="currency" office:currency="CAD" office:value="0" calcext:value-type="currency">
            <text:p>$0</text:p>
          </table:table-cell>
          <table:table-cell table:formula="of:=[$BurnPlan.I11]-[$BurnActual.I11]" office:value-type="currency" office:currency="CAD" office:value="0" calcext:value-type="currency">
            <text:p>$0</text:p>
          </table:table-cell>
          <table:table-cell table:formula="of:=[$BurnPlan.J11]-[$BurnActual.J11]" office:value-type="currency" office:currency="CAD" office:value="0" calcext:value-type="currency">
            <text:p>$0</text:p>
          </table:table-cell>
          <table:table-cell table:formula="of:=[$BurnPlan.K11]-[$BurnActual.K11]" office:value-type="currency" office:currency="CAD" office:value="0" calcext:value-type="currency">
            <text:p>$0</text:p>
          </table:table-cell>
          <table:table-cell table:formula="of:=[$BurnPlan.L11]-[$BurnActual.L11]" office:value-type="currency" office:currency="CAD" office:value="0" calcext:value-type="currency">
            <text:p>$0</text:p>
          </table:table-cell>
          <table:table-cell table:formula="of:=[$BurnPlan.M11]-[$BurnActual.M11]" office:value-type="currency" office:currency="CAD" office:value="0" calcext:value-type="currency">
            <text:p>$0</text:p>
          </table:table-cell>
          <table:table-cell table:formula="of:=[$BurnPlan.N11]-[$BurnActual.N11]" office:value-type="currency" office:currency="CAD" office:value="0" calcext:value-type="currency">
            <text:p>$0</text:p>
          </table:table-cell>
          <table:table-cell table:formula="of:=[$BurnPlan.O11]-[$BurnActual.O11]" office:value-type="currency" office:currency="CAD" office:value="0" calcext:value-type="currency">
            <text:p>$0</text:p>
          </table:table-cell>
          <table:table-cell table:formula="of:=[$BurnPlan.P11]-[$BurnActual.P11]" office:value-type="currency" office:currency="CAD" office:value="0" calcext:value-type="currency">
            <text:p>$0</text:p>
          </table:table-cell>
          <table:table-cell table:formula="of:=[$BurnPlan.Q11]-[$BurnActual.Q11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2]" office:value-type="float" office:value="0" calcext:value-type="float">
            <text:p/>
          </table:table-cell>
          <table:table-cell table:style-name="ce37" office:value-type="string" calcext:value-type="string">
            <text:p>Other one time grants</text:p>
          </table:table-cell>
          <table:table-cell table:formula="of:=[$BurnPlan.C12]" office:value-type="float" office:value="0" calcext:value-type="float">
            <text:p/>
          </table:table-cell>
          <table:table-cell table:formula="of:=[$BurnPlan.D12]" office:value-type="float" office:value="0" calcext:value-type="float">
            <text:p/>
          </table:table-cell>
          <table:table-cell table:formula="of:=[$BurnPlan.E12]" office:value-type="float" office:value="0" calcext:value-type="float">
            <text:p/>
          </table:table-cell>
          <table:table-cell table:formula="of:=[$BurnPlan.F12]-[$BurnActual.F12]" office:value-type="currency" office:currency="CAD" office:value="-2000" calcext:value-type="currency">
            <text:p>-$2,000</text:p>
          </table:table-cell>
          <table:table-cell table:formula="of:=[$BurnPlan.G12]-[$BurnActual.G12]" office:value-type="currency" office:currency="CAD" office:value="0" calcext:value-type="currency">
            <text:p>$0</text:p>
          </table:table-cell>
          <table:table-cell table:formula="of:=[$BurnPlan.H12]-[$BurnActual.H12]" office:value-type="currency" office:currency="CAD" office:value="-1845" calcext:value-type="currency">
            <text:p>-$1,845</text:p>
          </table:table-cell>
          <table:table-cell table:formula="of:=[$BurnPlan.I12]-[$BurnActual.I12]" office:value-type="currency" office:currency="CAD" office:value="-2000" calcext:value-type="currency">
            <text:p>-$2,000</text:p>
          </table:table-cell>
          <table:table-cell table:formula="of:=[$BurnPlan.J12]-[$BurnActual.J12]" office:value-type="currency" office:currency="CAD" office:value="0" calcext:value-type="currency">
            <text:p>$0</text:p>
          </table:table-cell>
          <table:table-cell table:formula="of:=[$BurnPlan.K12]-[$BurnActual.K12]" office:value-type="currency" office:currency="CAD" office:value="0" calcext:value-type="currency">
            <text:p>$0</text:p>
          </table:table-cell>
          <table:table-cell table:formula="of:=[$BurnPlan.L12]-[$BurnActual.L12]" office:value-type="currency" office:currency="CAD" office:value="0" calcext:value-type="currency">
            <text:p>$0</text:p>
          </table:table-cell>
          <table:table-cell table:formula="of:=[$BurnPlan.M12]-[$BurnActual.M12]" office:value-type="currency" office:currency="CAD" office:value="0" calcext:value-type="currency">
            <text:p>$0</text:p>
          </table:table-cell>
          <table:table-cell table:formula="of:=[$BurnPlan.N12]-[$BurnActual.N12]" office:value-type="currency" office:currency="CAD" office:value="0" calcext:value-type="currency">
            <text:p>$0</text:p>
          </table:table-cell>
          <table:table-cell table:formula="of:=[$BurnPlan.O12]-[$BurnActual.O12]" office:value-type="currency" office:currency="CAD" office:value="0" calcext:value-type="currency">
            <text:p>$0</text:p>
          </table:table-cell>
          <table:table-cell table:formula="of:=[$BurnPlan.P12]-[$BurnActual.P12]" office:value-type="currency" office:currency="CAD" office:value="0" calcext:value-type="currency">
            <text:p>$0</text:p>
          </table:table-cell>
          <table:table-cell table:formula="of:=[$BurnPlan.Q12]-[$BurnActual.Q12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number-columns-repeated="5"/>
          <table:table-cell table:formula="of:=[$BurnPlan.F13]-[$BurnActual.F13]" office:value-type="currency" office:currency="CAD" office:value="0" calcext:value-type="currency">
            <text:p>$0</text:p>
          </table:table-cell>
          <table:table-cell table:formula="of:=[$BurnPlan.G13]-[$BurnActual.G13]" office:value-type="currency" office:currency="CAD" office:value="0" calcext:value-type="currency">
            <text:p>$0</text:p>
          </table:table-cell>
          <table:table-cell table:formula="of:=[$BurnPlan.H13]-[$BurnActual.H13]" office:value-type="currency" office:currency="CAD" office:value="0" calcext:value-type="currency">
            <text:p>$0</text:p>
          </table:table-cell>
          <table:table-cell table:formula="of:=[$BurnPlan.I13]-[$BurnActual.I13]" office:value-type="currency" office:currency="CAD" office:value="0" calcext:value-type="currency">
            <text:p>$0</text:p>
          </table:table-cell>
          <table:table-cell table:formula="of:=[$BurnPlan.J13]-[$BurnActual.J13]" office:value-type="currency" office:currency="CAD" office:value="0" calcext:value-type="currency">
            <text:p>$0</text:p>
          </table:table-cell>
          <table:table-cell table:formula="of:=[$BurnPlan.K13]-[$BurnActual.K13]" office:value-type="currency" office:currency="CAD" office:value="0" calcext:value-type="currency">
            <text:p>$0</text:p>
          </table:table-cell>
          <table:table-cell table:formula="of:=[$BurnPlan.L13]-[$BurnActual.L13]" office:value-type="currency" office:currency="CAD" office:value="0" calcext:value-type="currency">
            <text:p>$0</text:p>
          </table:table-cell>
          <table:table-cell table:formula="of:=[$BurnPlan.M13]-[$BurnActual.M13]" office:value-type="currency" office:currency="CAD" office:value="0" calcext:value-type="currency">
            <text:p>$0</text:p>
          </table:table-cell>
          <table:table-cell table:formula="of:=[$BurnPlan.N13]-[$BurnActual.N13]" office:value-type="currency" office:currency="CAD" office:value="0" calcext:value-type="currency">
            <text:p>$0</text:p>
          </table:table-cell>
          <table:table-cell table:formula="of:=[$BurnPlan.O13]-[$BurnActual.O13]" office:value-type="currency" office:currency="CAD" office:value="0" calcext:value-type="currency">
            <text:p>$0</text:p>
          </table:table-cell>
          <table:table-cell table:formula="of:=[$BurnPlan.P13]-[$BurnActual.P13]" office:value-type="currency" office:currency="CAD" office:value="0" calcext:value-type="currency">
            <text:p>$0</text:p>
          </table:table-cell>
          <table:table-cell table:formula="of:=[$BurnPlan.Q13]-[$BurnActual.Q13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4]" office:value-type="float" office:value="0" calcext:value-type="float">
            <text:p/>
          </table:table-cell>
          <table:table-cell table:formula="of:=[$BurnPlan.B14]" office:value-type="string" office:string-value="FOSDEM 2025 Facilities" calcext:value-type="string">
            <text:p>FOSDEM 2025 Facilities</text:p>
          </table:table-cell>
          <table:table-cell table:formula="of:=[$BurnPlan.C14]" office:value-type="float" office:value="4500" calcext:value-type="float">
            <text:p>4,500</text:p>
          </table:table-cell>
          <table:table-cell table:formula="of:=[$BurnPlan.D14]" office:value-type="string" office:string-value="Jan" calcext:value-type="string">
            <text:p>Jan</text:p>
          </table:table-cell>
          <table:table-cell table:formula="of:=[$BurnPlan.E14]" office:value-type="string" office:string-value="Mar" calcext:value-type="string">
            <text:p>Mar</text:p>
          </table:table-cell>
          <table:table-cell table:formula="of:=[$BurnPlan.F14]-[$BurnActual.F14]" office:value-type="currency" office:currency="CAD" office:value="-423.75" calcext:value-type="currency">
            <text:p>-$424</text:p>
          </table:table-cell>
          <table:table-cell table:formula="of:=[$BurnPlan.G14]-[$BurnActual.G14]" office:value-type="currency" office:currency="CAD" office:value="-2315.59" calcext:value-type="currency">
            <text:p>-$2,316</text:p>
          </table:table-cell>
          <table:table-cell table:formula="of:=[$BurnPlan.H14]-[$BurnActual.H14]" office:value-type="currency" office:currency="CAD" office:value="1500" calcext:value-type="currency">
            <text:p>$1,500</text:p>
          </table:table-cell>
          <table:table-cell table:formula="of:=[$BurnPlan.I14]-[$BurnActual.I14]" office:value-type="currency" office:currency="CAD" office:value="-583" calcext:value-type="currency">
            <text:p>-$583</text:p>
          </table:table-cell>
          <table:table-cell table:formula="of:=[$BurnPlan.J14]-[$BurnActual.J14]" office:value-type="currency" office:currency="CAD" office:value="0" calcext:value-type="currency">
            <text:p>$0</text:p>
          </table:table-cell>
          <table:table-cell table:formula="of:=[$BurnPlan.K14]-[$BurnActual.K14]" office:value-type="currency" office:currency="CAD" office:value="0" calcext:value-type="currency">
            <text:p>$0</text:p>
          </table:table-cell>
          <table:table-cell table:formula="of:=[$BurnPlan.L14]-[$BurnActual.L14]" office:value-type="currency" office:currency="CAD" office:value="0" calcext:value-type="currency">
            <text:p>$0</text:p>
          </table:table-cell>
          <table:table-cell table:formula="of:=[$BurnPlan.M14]-[$BurnActual.M14]" office:value-type="currency" office:currency="CAD" office:value="0" calcext:value-type="currency">
            <text:p>$0</text:p>
          </table:table-cell>
          <table:table-cell table:formula="of:=[$BurnPlan.N14]-[$BurnActual.N14]" office:value-type="currency" office:currency="CAD" office:value="0" calcext:value-type="currency">
            <text:p>$0</text:p>
          </table:table-cell>
          <table:table-cell table:formula="of:=[$BurnPlan.O14]-[$BurnActual.O14]" office:value-type="currency" office:currency="CAD" office:value="0" calcext:value-type="currency">
            <text:p>$0</text:p>
          </table:table-cell>
          <table:table-cell table:formula="of:=[$BurnPlan.P14]-[$BurnActual.P14]" office:value-type="currency" office:currency="CAD" office:value="0" calcext:value-type="currency">
            <text:p>$0</text:p>
          </table:table-cell>
          <table:table-cell table:formula="of:=[$BurnPlan.Q14]-[$BurnActual.Q14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5]" office:value-type="float" office:value="0" calcext:value-type="float">
            <text:p/>
          </table:table-cell>
          <table:table-cell table:formula="of:=[$BurnPlan.B15]" office:value-type="string" office:string-value="FOSDEM 2025 Travel" calcext:value-type="string">
            <text:p>FOSDEM 2025 Travel</text:p>
          </table:table-cell>
          <table:table-cell table:formula="of:=[$BurnPlan.C15]" office:value-type="float" office:value="6000" calcext:value-type="float">
            <text:p>6,000</text:p>
          </table:table-cell>
          <table:table-cell table:formula="of:=[$BurnPlan.D15]" office:value-type="string" office:string-value="Jan" calcext:value-type="string">
            <text:p>Jan</text:p>
          </table:table-cell>
          <table:table-cell table:formula="of:=[$BurnPlan.E15]" office:value-type="string" office:string-value="Mar" calcext:value-type="string">
            <text:p>Mar</text:p>
          </table:table-cell>
          <table:table-cell table:formula="of:=[$BurnPlan.F15]-[$BurnActual.F15]" office:value-type="currency" office:currency="CAD" office:value="-610.31" calcext:value-type="currency">
            <text:p>-$610</text:p>
          </table:table-cell>
          <table:table-cell table:formula="of:=[$BurnPlan.G15]-[$BurnActual.G15]" office:value-type="currency" office:currency="CAD" office:value="1592.63" calcext:value-type="currency">
            <text:p>$1,593</text:p>
          </table:table-cell>
          <table:table-cell table:formula="of:=[$BurnPlan.H15]-[$BurnActual.H15]" office:value-type="currency" office:currency="CAD" office:value="1000" calcext:value-type="currency">
            <text:p>$1,000</text:p>
          </table:table-cell>
          <table:table-cell table:formula="of:=[$BurnPlan.I15]-[$BurnActual.I15]" office:value-type="currency" office:currency="CAD" office:value="0" calcext:value-type="currency">
            <text:p>$0</text:p>
          </table:table-cell>
          <table:table-cell table:formula="of:=[$BurnPlan.J15]-[$BurnActual.J15]" office:value-type="currency" office:currency="CAD" office:value="0" calcext:value-type="currency">
            <text:p>$0</text:p>
          </table:table-cell>
          <table:table-cell table:formula="of:=[$BurnPlan.K15]-[$BurnActual.K15]" office:value-type="currency" office:currency="CAD" office:value="0" calcext:value-type="currency">
            <text:p>$0</text:p>
          </table:table-cell>
          <table:table-cell table:formula="of:=[$BurnPlan.L15]-[$BurnActual.L15]" office:value-type="currency" office:currency="CAD" office:value="0" calcext:value-type="currency">
            <text:p>$0</text:p>
          </table:table-cell>
          <table:table-cell table:formula="of:=[$BurnPlan.M15]-[$BurnActual.M15]" office:value-type="currency" office:currency="CAD" office:value="0" calcext:value-type="currency">
            <text:p>$0</text:p>
          </table:table-cell>
          <table:table-cell table:formula="of:=[$BurnPlan.N15]-[$BurnActual.N15]" office:value-type="currency" office:currency="CAD" office:value="0" calcext:value-type="currency">
            <text:p>$0</text:p>
          </table:table-cell>
          <table:table-cell table:formula="of:=[$BurnPlan.O15]-[$BurnActual.O15]" office:value-type="currency" office:currency="CAD" office:value="0" calcext:value-type="currency">
            <text:p>$0</text:p>
          </table:table-cell>
          <table:table-cell table:formula="of:=[$BurnPlan.P15]-[$BurnActual.P15]" office:value-type="currency" office:currency="CAD" office:value="0" calcext:value-type="currency">
            <text:p>$0</text:p>
          </table:table-cell>
          <table:table-cell table:formula="of:=[$BurnPlan.Q15]-[$BurnActual.Q15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6]" office:value-type="float" office:value="0" calcext:value-type="float">
            <text:p/>
          </table:table-cell>
          <table:table-cell table:formula="of:=[$BurnPlan.B16]" office:value-type="string" office:string-value="North American Meet Up (??)" calcext:value-type="string">
            <text:p>North American Meet Up (??)</text:p>
          </table:table-cell>
          <table:table-cell table:formula="of:=[$BurnPlan.C16]" office:value-type="float" office:value="0" calcext:value-type="float">
            <text:p/>
          </table:table-cell>
          <table:table-cell table:formula="of:=[$BurnPlan.D16]" office:value-type="string" office:string-value="Jul" calcext:value-type="string">
            <text:p>Jul</text:p>
          </table:table-cell>
          <table:table-cell table:formula="of:=[$BurnPlan.E16]" office:value-type="string" office:string-value="Sep" calcext:value-type="string">
            <text:p>Sep</text:p>
          </table:table-cell>
          <table:table-cell table:formula="of:=[$BurnPlan.F16]-[$BurnActual.F16]" office:value-type="currency" office:currency="CAD" office:value="0" calcext:value-type="currency">
            <text:p>$0</text:p>
          </table:table-cell>
          <table:table-cell table:formula="of:=[$BurnPlan.G16]-[$BurnActual.G16]" office:value-type="currency" office:currency="CAD" office:value="0" calcext:value-type="currency">
            <text:p>$0</text:p>
          </table:table-cell>
          <table:table-cell table:formula="of:=[$BurnPlan.H16]-[$BurnActual.H16]" office:value-type="currency" office:currency="CAD" office:value="0" calcext:value-type="currency">
            <text:p>$0</text:p>
          </table:table-cell>
          <table:table-cell table:formula="of:=[$BurnPlan.I16]-[$BurnActual.I16]" office:value-type="currency" office:currency="CAD" office:value="0" calcext:value-type="currency">
            <text:p>$0</text:p>
          </table:table-cell>
          <table:table-cell table:formula="of:=[$BurnPlan.J16]-[$BurnActual.J16]" office:value-type="currency" office:currency="CAD" office:value="0" calcext:value-type="currency">
            <text:p>$0</text:p>
          </table:table-cell>
          <table:table-cell table:formula="of:=[$BurnPlan.K16]-[$BurnActual.K16]" office:value-type="currency" office:currency="CAD" office:value="0" calcext:value-type="currency">
            <text:p>$0</text:p>
          </table:table-cell>
          <table:table-cell table:formula="of:=[$BurnPlan.L16]-[$BurnActual.L16]" office:value-type="currency" office:currency="CAD" office:value="0" calcext:value-type="currency">
            <text:p>$0</text:p>
          </table:table-cell>
          <table:table-cell table:formula="of:=[$BurnPlan.M16]-[$BurnActual.M16]" office:value-type="currency" office:currency="CAD" office:value="0" calcext:value-type="currency">
            <text:p>$0</text:p>
          </table:table-cell>
          <table:table-cell table:formula="of:=[$BurnPlan.N16]-[$BurnActual.N16]" office:value-type="currency" office:currency="CAD" office:value="0" calcext:value-type="currency">
            <text:p>$0</text:p>
          </table:table-cell>
          <table:table-cell table:formula="of:=[$BurnPlan.O16]-[$BurnActual.O16]" office:value-type="currency" office:currency="CAD" office:value="0" calcext:value-type="currency">
            <text:p>$0</text:p>
          </table:table-cell>
          <table:table-cell table:formula="of:=[$BurnPlan.P16]-[$BurnActual.P16]" office:value-type="currency" office:currency="CAD" office:value="0" calcext:value-type="currency">
            <text:p>$0</text:p>
          </table:table-cell>
          <table:table-cell table:formula="of:=[$BurnPlan.Q16]-[$BurnActual.Q16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7]" office:value-type="float" office:value="0" calcext:value-type="float">
            <text:p/>
          </table:table-cell>
          <table:table-cell/>
          <table:table-cell table:formula="of:=[$BurnPlan.C17]" office:value-type="float" office:value="0" calcext:value-type="float">
            <text:p/>
          </table:table-cell>
          <table:table-cell table:formula="of:=[$BurnPlan.D17]" office:value-type="float" office:value="0" calcext:value-type="float">
            <text:p/>
          </table:table-cell>
          <table:table-cell table:formula="of:=[$BurnPlan.E17]" office:value-type="float" office:value="0" calcext:value-type="float">
            <text:p/>
          </table:table-cell>
          <table:table-cell table:formula="of:=[$BurnPlan.F17]-[$BurnActual.F17]" office:value-type="currency" office:currency="CAD" office:value="0" calcext:value-type="currency">
            <text:p>$0</text:p>
          </table:table-cell>
          <table:table-cell table:formula="of:=[$BurnPlan.G17]-[$BurnActual.G17]" office:value-type="currency" office:currency="CAD" office:value="0" calcext:value-type="currency">
            <text:p>$0</text:p>
          </table:table-cell>
          <table:table-cell table:formula="of:=[$BurnPlan.H17]-[$BurnActual.H17]" office:value-type="currency" office:currency="CAD" office:value="0" calcext:value-type="currency">
            <text:p>$0</text:p>
          </table:table-cell>
          <table:table-cell table:formula="of:=[$BurnPlan.I17]-[$BurnActual.I17]" office:value-type="currency" office:currency="CAD" office:value="0" calcext:value-type="currency">
            <text:p>$0</text:p>
          </table:table-cell>
          <table:table-cell table:formula="of:=[$BurnPlan.J17]-[$BurnActual.J17]" office:value-type="currency" office:currency="CAD" office:value="0" calcext:value-type="currency">
            <text:p>$0</text:p>
          </table:table-cell>
          <table:table-cell table:formula="of:=[$BurnPlan.K17]-[$BurnActual.K17]" office:value-type="currency" office:currency="CAD" office:value="0" calcext:value-type="currency">
            <text:p>$0</text:p>
          </table:table-cell>
          <table:table-cell table:formula="of:=[$BurnPlan.L17]-[$BurnActual.L17]" office:value-type="currency" office:currency="CAD" office:value="0" calcext:value-type="currency">
            <text:p>$0</text:p>
          </table:table-cell>
          <table:table-cell table:formula="of:=[$BurnPlan.M17]-[$BurnActual.M17]" office:value-type="currency" office:currency="CAD" office:value="0" calcext:value-type="currency">
            <text:p>$0</text:p>
          </table:table-cell>
          <table:table-cell table:formula="of:=[$BurnPlan.N17]-[$BurnActual.N17]" office:value-type="currency" office:currency="CAD" office:value="0" calcext:value-type="currency">
            <text:p>$0</text:p>
          </table:table-cell>
          <table:table-cell table:formula="of:=[$BurnPlan.O17]-[$BurnActual.O17]" office:value-type="currency" office:currency="CAD" office:value="0" calcext:value-type="currency">
            <text:p>$0</text:p>
          </table:table-cell>
          <table:table-cell table:formula="of:=[$BurnPlan.P17]-[$BurnActual.P17]" office:value-type="currency" office:currency="CAD" office:value="0" calcext:value-type="currency">
            <text:p>$0</text:p>
          </table:table-cell>
          <table:table-cell table:formula="of:=[$BurnPlan.Q17]-[$BurnActual.Q17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8]" office:value-type="float" office:value="100" calcext:value-type="float">
            <text:p>100</text:p>
          </table:table-cell>
          <table:table-cell table:formula="of:=[$BurnPlan.B18]" office:value-type="string" office:string-value="Payment to Adrian for maintenance and release support #100" calcext:value-type="string">
            <text:p>Payment to Adrian for maintenance and release support #100</text:p>
          </table:table-cell>
          <table:table-cell table:formula="of:=[$BurnPlan.C18]" office:value-type="float" office:value="12000" calcext:value-type="float">
            <text:p>12,000</text:p>
          </table:table-cell>
          <table:table-cell table:formula="of:=[$BurnPlan.D18]" office:value-type="string" office:string-value="Jan" calcext:value-type="string">
            <text:p>Jan</text:p>
          </table:table-cell>
          <table:table-cell table:formula="of:=[$BurnPlan.E18]" office:value-type="string" office:string-value="Dec" calcext:value-type="string">
            <text:p>Dec</text:p>
          </table:table-cell>
          <table:table-cell table:formula="of:=[$BurnPlan.F18]-[$BurnActual.F18]" office:value-type="currency" office:currency="CAD" office:value="0" calcext:value-type="currency">
            <text:p>$0</text:p>
          </table:table-cell>
          <table:table-cell table:formula="of:=[$BurnPlan.G18]-[$BurnActual.G18]" office:value-type="currency" office:currency="CAD" office:value="0" calcext:value-type="currency">
            <text:p>$0</text:p>
          </table:table-cell>
          <table:table-cell table:formula="of:=[$BurnPlan.H18]-[$BurnActual.H18]" office:value-type="currency" office:currency="CAD" office:value="0" calcext:value-type="currency">
            <text:p>$0</text:p>
          </table:table-cell>
          <table:table-cell table:formula="of:=[$BurnPlan.I18]-[$BurnActual.I18]" office:value-type="currency" office:currency="CAD" office:value="0" calcext:value-type="currency">
            <text:p>$0</text:p>
          </table:table-cell>
          <table:table-cell table:formula="of:=[$BurnPlan.J18]-[$BurnActual.J18]" office:value-type="currency" office:currency="CAD" office:value="1000" calcext:value-type="currency">
            <text:p>$1,000</text:p>
          </table:table-cell>
          <table:table-cell table:formula="of:=[$BurnPlan.K18]-[$BurnActual.K18]" office:value-type="currency" office:currency="CAD" office:value="1000" calcext:value-type="currency">
            <text:p>$1,000</text:p>
          </table:table-cell>
          <table:table-cell table:formula="of:=[$BurnPlan.L18]-[$BurnActual.L18]" office:value-type="currency" office:currency="CAD" office:value="1000" calcext:value-type="currency">
            <text:p>$1,000</text:p>
          </table:table-cell>
          <table:table-cell table:formula="of:=[$BurnPlan.M18]-[$BurnActual.M18]" office:value-type="currency" office:currency="CAD" office:value="1000" calcext:value-type="currency">
            <text:p>$1,000</text:p>
          </table:table-cell>
          <table:table-cell table:formula="of:=[$BurnPlan.N18]-[$BurnActual.N18]" office:value-type="currency" office:currency="CAD" office:value="1000" calcext:value-type="currency">
            <text:p>$1,000</text:p>
          </table:table-cell>
          <table:table-cell table:formula="of:=[$BurnPlan.O18]-[$BurnActual.O18]" office:value-type="currency" office:currency="CAD" office:value="1000" calcext:value-type="currency">
            <text:p>$1,000</text:p>
          </table:table-cell>
          <table:table-cell table:formula="of:=[$BurnPlan.P18]-[$BurnActual.P18]" office:value-type="currency" office:currency="CAD" office:value="1000" calcext:value-type="currency">
            <text:p>$1,000</text:p>
          </table:table-cell>
          <table:table-cell table:formula="of:=[$BurnPlan.Q18]-[$BurnActual.Q18]" office:value-type="currency" office:currency="CAD" office:value="1000" calcext:value-type="currency">
            <text:p>$1,000</text:p>
          </table:table-cell>
          <table:table-cell/>
        </table:table-row>
        <table:table-row table:style-name="ro3">
          <table:table-cell table:formula="of:=[$BurnPlan.A19]" office:value-type="float" office:value="168" calcext:value-type="float">
            <text:p>168</text:p>
          </table:table-cell>
          <table:table-cell table:formula="of:=[$BurnPlan.B19]" office:value-type="string" office:string-value="Monthly payment to Max Wilfinger for Bug Triage Project #168" calcext:value-type="string">
            <text:p>Monthly payment to Max Wilfinger for Bug Triage Project #168</text:p>
          </table:table-cell>
          <table:table-cell table:formula="of:=[$BurnPlan.C19]" office:value-type="float" office:value="12000" calcext:value-type="float">
            <text:p>12,000</text:p>
          </table:table-cell>
          <table:table-cell table:formula="of:=[$BurnPlan.D19]" office:value-type="string" office:string-value="Jan" calcext:value-type="string">
            <text:p>Jan</text:p>
          </table:table-cell>
          <table:table-cell table:formula="of:=[$BurnPlan.E19]" office:value-type="string" office:string-value="Dec" calcext:value-type="string">
            <text:p>Dec</text:p>
          </table:table-cell>
          <table:table-cell table:formula="of:=[$BurnPlan.F19]-[$BurnActual.F19]" office:value-type="currency" office:currency="CAD" office:value="0" calcext:value-type="currency">
            <text:p>$0</text:p>
          </table:table-cell>
          <table:table-cell table:formula="of:=[$BurnPlan.G19]-[$BurnActual.G19]" office:value-type="currency" office:currency="CAD" office:value="0" calcext:value-type="currency">
            <text:p>$0</text:p>
          </table:table-cell>
          <table:table-cell table:formula="of:=[$BurnPlan.H19]-[$BurnActual.H19]" office:value-type="currency" office:currency="CAD" office:value="0" calcext:value-type="currency">
            <text:p>$0</text:p>
          </table:table-cell>
          <table:table-cell table:formula="of:=[$BurnPlan.I19]-[$BurnActual.I19]" office:value-type="currency" office:currency="CAD" office:value="0" calcext:value-type="currency">
            <text:p>$0</text:p>
          </table:table-cell>
          <table:table-cell table:formula="of:=[$BurnPlan.J19]-[$BurnActual.J19]" office:value-type="currency" office:currency="CAD" office:value="0" calcext:value-type="currency">
            <text:p>$0</text:p>
          </table:table-cell>
          <table:table-cell table:formula="of:=[$BurnPlan.K19]-[$BurnActual.K19]" office:value-type="currency" office:currency="CAD" office:value="1000" calcext:value-type="currency">
            <text:p>$1,000</text:p>
          </table:table-cell>
          <table:table-cell table:formula="of:=[$BurnPlan.L19]-[$BurnActual.L19]" office:value-type="currency" office:currency="CAD" office:value="1000" calcext:value-type="currency">
            <text:p>$1,000</text:p>
          </table:table-cell>
          <table:table-cell table:formula="of:=[$BurnPlan.M19]-[$BurnActual.M19]" office:value-type="currency" office:currency="CAD" office:value="1000" calcext:value-type="currency">
            <text:p>$1,000</text:p>
          </table:table-cell>
          <table:table-cell table:formula="of:=[$BurnPlan.N19]-[$BurnActual.N19]" office:value-type="currency" office:currency="CAD" office:value="1000" calcext:value-type="currency">
            <text:p>$1,000</text:p>
          </table:table-cell>
          <table:table-cell table:formula="of:=[$BurnPlan.O19]-[$BurnActual.O19]" office:value-type="currency" office:currency="CAD" office:value="1000" calcext:value-type="currency">
            <text:p>$1,000</text:p>
          </table:table-cell>
          <table:table-cell table:formula="of:=[$BurnPlan.P19]-[$BurnActual.P19]" office:value-type="currency" office:currency="CAD" office:value="1000" calcext:value-type="currency">
            <text:p>$1,000</text:p>
          </table:table-cell>
          <table:table-cell table:formula="of:=[$BurnPlan.Q19]-[$BurnActual.Q19]" office:value-type="currency" office:currency="CAD" office:value="1000" calcext:value-type="currency">
            <text:p>$1,000</text:p>
          </table:table-cell>
          <table:table-cell/>
        </table:table-row>
        <table:table-row table:style-name="ro3">
          <table:table-cell table:formula="of:=[$BurnPlan.A20]" office:value-type="float" office:value="217" calcext:value-type="float">
            <text:p>217</text:p>
          </table:table-cell>
          <table:table-cell table:formula="of:=[$BurnPlan.B20]" office:value-type="string" office:string-value="Blog coordination grant #217 (Alex Prokoudine)" calcext:value-type="string">
            <text:p>Blog coordination grant #217 (Alex Prokoudine)</text:p>
          </table:table-cell>
          <table:table-cell table:formula="of:=[$BurnPlan.C20]" office:value-type="float" office:value="6000" calcext:value-type="float">
            <text:p>6,000</text:p>
          </table:table-cell>
          <table:table-cell table:formula="of:=[$BurnPlan.D20]" office:value-type="string" office:string-value="Jan" calcext:value-type="string">
            <text:p>Jan</text:p>
          </table:table-cell>
          <table:table-cell table:formula="of:=[$BurnPlan.E20]" office:value-type="string" office:string-value="Dec" calcext:value-type="string">
            <text:p>Dec</text:p>
          </table:table-cell>
          <table:table-cell table:formula="of:=[$BurnPlan.F20]-[$BurnActual.F20]" office:value-type="currency" office:currency="CAD" office:value="0" calcext:value-type="currency">
            <text:p>$0</text:p>
          </table:table-cell>
          <table:table-cell table:formula="of:=[$BurnPlan.G20]-[$BurnActual.G20]" office:value-type="currency" office:currency="CAD" office:value="0" calcext:value-type="currency">
            <text:p>$0</text:p>
          </table:table-cell>
          <table:table-cell table:formula="of:=[$BurnPlan.H20]-[$BurnActual.H20]" office:value-type="currency" office:currency="CAD" office:value="0" calcext:value-type="currency">
            <text:p>$0</text:p>
          </table:table-cell>
          <table:table-cell table:formula="of:=[$BurnPlan.I20]-[$BurnActual.I20]" office:value-type="currency" office:currency="CAD" office:value="0" calcext:value-type="currency">
            <text:p>$0</text:p>
          </table:table-cell>
          <table:table-cell table:formula="of:=[$BurnPlan.J20]-[$BurnActual.J20]" office:value-type="currency" office:currency="CAD" office:value="0" calcext:value-type="currency">
            <text:p>$0</text:p>
          </table:table-cell>
          <table:table-cell table:formula="of:=[$BurnPlan.K20]-[$BurnActual.K20]" office:value-type="currency" office:currency="CAD" office:value="500" calcext:value-type="currency">
            <text:p>$500</text:p>
          </table:table-cell>
          <table:table-cell table:formula="of:=[$BurnPlan.L20]-[$BurnActual.L20]" office:value-type="currency" office:currency="CAD" office:value="500" calcext:value-type="currency">
            <text:p>$500</text:p>
          </table:table-cell>
          <table:table-cell table:formula="of:=[$BurnPlan.M20]-[$BurnActual.M20]" office:value-type="currency" office:currency="CAD" office:value="500" calcext:value-type="currency">
            <text:p>$500</text:p>
          </table:table-cell>
          <table:table-cell table:formula="of:=[$BurnPlan.N20]-[$BurnActual.N20]" office:value-type="currency" office:currency="CAD" office:value="500" calcext:value-type="currency">
            <text:p>$500</text:p>
          </table:table-cell>
          <table:table-cell table:formula="of:=[$BurnPlan.O20]-[$BurnActual.O20]" office:value-type="currency" office:currency="CAD" office:value="500" calcext:value-type="currency">
            <text:p>$500</text:p>
          </table:table-cell>
          <table:table-cell table:formula="of:=[$BurnPlan.P20]-[$BurnActual.P20]" office:value-type="currency" office:currency="CAD" office:value="500" calcext:value-type="currency">
            <text:p>$500</text:p>
          </table:table-cell>
          <table:table-cell table:formula="of:=[$BurnPlan.Q20]-[$BurnActual.Q20]" office:value-type="currency" office:currency="CAD" office:value="500" calcext:value-type="currency">
            <text:p>$500</text:p>
          </table:table-cell>
          <table:table-cell/>
        </table:table-row>
        <table:table-row table:style-name="ro3">
          <table:table-cell table:formula="of:=[$BurnPlan.A21]" office:value-type="float" office:value="113" calcext:value-type="float">
            <text:p>113</text:p>
          </table:table-cell>
          <table:table-cell table:formula="of:=[$BurnPlan.B21]" office:value-type="string" office:string-value="Payment to concretedog (Jo Hinchliffe) for blog content #113" calcext:value-type="string">
            <text:p>Payment to concretedog (Jo Hinchliffe) for blog content #113</text:p>
          </table:table-cell>
          <table:table-cell table:formula="of:=[$BurnPlan.C21]" office:value-type="float" office:value="7200" calcext:value-type="float">
            <text:p>7,200</text:p>
          </table:table-cell>
          <table:table-cell table:formula="of:=[$BurnPlan.D21]" office:value-type="string" office:string-value="Jan" calcext:value-type="string">
            <text:p>Jan</text:p>
          </table:table-cell>
          <table:table-cell table:formula="of:=[$BurnPlan.E21]" office:value-type="string" office:string-value="Dec" calcext:value-type="string">
            <text:p>Dec</text:p>
          </table:table-cell>
          <table:table-cell table:formula="of:=[$BurnPlan.F21]-[$BurnActual.F21]" office:value-type="currency" office:currency="CAD" office:value="0" calcext:value-type="currency">
            <text:p>$0</text:p>
          </table:table-cell>
          <table:table-cell table:formula="of:=[$BurnPlan.G21]-[$BurnActual.G21]" office:value-type="currency" office:currency="CAD" office:value="0" calcext:value-type="currency">
            <text:p>$0</text:p>
          </table:table-cell>
          <table:table-cell table:formula="of:=[$BurnPlan.H21]-[$BurnActual.H21]" office:value-type="currency" office:currency="CAD" office:value="0" calcext:value-type="currency">
            <text:p>$0</text:p>
          </table:table-cell>
          <table:table-cell table:formula="of:=[$BurnPlan.I21]-[$BurnActual.I21]" office:value-type="currency" office:currency="CAD" office:value="0" calcext:value-type="currency">
            <text:p>$0</text:p>
          </table:table-cell>
          <table:table-cell table:formula="of:=[$BurnPlan.J21]-[$BurnActual.J21]" office:value-type="currency" office:currency="CAD" office:value="0" calcext:value-type="currency">
            <text:p>$0</text:p>
          </table:table-cell>
          <table:table-cell table:formula="of:=[$BurnPlan.K21]-[$BurnActual.K21]" office:value-type="currency" office:currency="CAD" office:value="600" calcext:value-type="currency">
            <text:p>$600</text:p>
          </table:table-cell>
          <table:table-cell table:formula="of:=[$BurnPlan.L21]-[$BurnActual.L21]" office:value-type="currency" office:currency="CAD" office:value="600" calcext:value-type="currency">
            <text:p>$600</text:p>
          </table:table-cell>
          <table:table-cell table:formula="of:=[$BurnPlan.M21]-[$BurnActual.M21]" office:value-type="currency" office:currency="CAD" office:value="600" calcext:value-type="currency">
            <text:p>$600</text:p>
          </table:table-cell>
          <table:table-cell table:formula="of:=[$BurnPlan.N21]-[$BurnActual.N21]" office:value-type="currency" office:currency="CAD" office:value="600" calcext:value-type="currency">
            <text:p>$600</text:p>
          </table:table-cell>
          <table:table-cell table:formula="of:=[$BurnPlan.O21]-[$BurnActual.O21]" office:value-type="currency" office:currency="CAD" office:value="600" calcext:value-type="currency">
            <text:p>$600</text:p>
          </table:table-cell>
          <table:table-cell table:formula="of:=[$BurnPlan.P21]-[$BurnActual.P21]" office:value-type="currency" office:currency="CAD" office:value="600" calcext:value-type="currency">
            <text:p>$600</text:p>
          </table:table-cell>
          <table:table-cell table:formula="of:=[$BurnPlan.Q21]-[$BurnActual.Q21]" office:value-type="currency" office:currency="CAD" office:value="600" calcext:value-type="currency">
            <text:p>$600</text:p>
          </table:table-cell>
          <table:table-cell/>
        </table:table-row>
        <table:table-row table:style-name="ro3">
          <table:table-cell table:formula="of:=[$BurnPlan.A22]" office:value-type="float" office:value="116" calcext:value-type="float">
            <text:p>116</text:p>
          </table:table-cell>
          <table:table-cell table:formula="of:=[$BurnPlan.B22]" office:value-type="string" office:string-value="Monthly Stipend for FPA Chair #116" calcext:value-type="string">
            <text:p>Monthly Stipend for FPA Chair #116</text:p>
          </table:table-cell>
          <table:table-cell table:formula="of:=[$BurnPlan.C22]" office:value-type="float" office:value="5000" calcext:value-type="float">
            <text:p>5,000</text:p>
          </table:table-cell>
          <table:table-cell table:formula="of:=[$BurnPlan.D22]" office:value-type="string" office:string-value="Jan" calcext:value-type="string">
            <text:p>Jan</text:p>
          </table:table-cell>
          <table:table-cell table:formula="of:=[$BurnPlan.E22]" office:value-type="string" office:string-value="Dec" calcext:value-type="string">
            <text:p>Dec</text:p>
          </table:table-cell>
          <table:table-cell table:formula="of:=[$BurnPlan.F22]-[$BurnActual.F22]" office:value-type="currency" office:currency="CAD" office:value="12" calcext:value-type="currency">
            <text:p>$12</text:p>
          </table:table-cell>
          <table:table-cell table:formula="of:=[$BurnPlan.G22]-[$BurnActual.G22]" office:value-type="currency" office:currency="CAD" office:value="12" calcext:value-type="currency">
            <text:p>$12</text:p>
          </table:table-cell>
          <table:table-cell table:formula="of:=[$BurnPlan.H22]-[$BurnActual.H22]" office:value-type="currency" office:currency="CAD" office:value="417" calcext:value-type="currency">
            <text:p>$417</text:p>
          </table:table-cell>
          <table:table-cell table:formula="of:=[$BurnPlan.I22]-[$BurnActual.I22]" office:value-type="currency" office:currency="CAD" office:value="12" calcext:value-type="currency">
            <text:p>$12</text:p>
          </table:table-cell>
          <table:table-cell table:formula="of:=[$BurnPlan.J22]-[$BurnActual.J22]" office:value-type="currency" office:currency="CAD" office:value="12" calcext:value-type="currency">
            <text:p>$12</text:p>
          </table:table-cell>
          <table:table-cell table:formula="of:=[$BurnPlan.K22]-[$BurnActual.K22]" office:value-type="currency" office:currency="CAD" office:value="417" calcext:value-type="currency">
            <text:p>$417</text:p>
          </table:table-cell>
          <table:table-cell table:formula="of:=[$BurnPlan.L22]-[$BurnActual.L22]" office:value-type="currency" office:currency="CAD" office:value="417" calcext:value-type="currency">
            <text:p>$417</text:p>
          </table:table-cell>
          <table:table-cell table:formula="of:=[$BurnPlan.M22]-[$BurnActual.M22]" office:value-type="currency" office:currency="CAD" office:value="417" calcext:value-type="currency">
            <text:p>$417</text:p>
          </table:table-cell>
          <table:table-cell table:formula="of:=[$BurnPlan.N22]-[$BurnActual.N22]" office:value-type="currency" office:currency="CAD" office:value="417" calcext:value-type="currency">
            <text:p>$417</text:p>
          </table:table-cell>
          <table:table-cell table:formula="of:=[$BurnPlan.O22]-[$BurnActual.O22]" office:value-type="currency" office:currency="CAD" office:value="417" calcext:value-type="currency">
            <text:p>$417</text:p>
          </table:table-cell>
          <table:table-cell table:formula="of:=[$BurnPlan.P22]-[$BurnActual.P22]" office:value-type="currency" office:currency="CAD" office:value="417" calcext:value-type="currency">
            <text:p>$417</text:p>
          </table:table-cell>
          <table:table-cell table:formula="of:=[$BurnPlan.Q22]-[$BurnActual.Q22]" office:value-type="currency" office:currency="CAD" office:value="417" calcext:value-type="currency">
            <text:p>$417</text:p>
          </table:table-cell>
          <table:table-cell/>
        </table:table-row>
        <table:table-row table:style-name="ro3">
          <table:table-cell table:formula="of:=[$BurnPlan.A23]" office:value-type="float" office:value="0" calcext:value-type="float">
            <text:p/>
          </table:table-cell>
          <table:table-cell table:formula="of:=[$BurnPlan.B23]" office:value-type="string" office:string-value="Add-on coordinator" calcext:value-type="string">
            <text:p>Add-on coordinator</text:p>
          </table:table-cell>
          <table:table-cell table:formula="of:=[$BurnPlan.C23]" office:value-type="float" office:value="6000" calcext:value-type="float">
            <text:p>6,000</text:p>
          </table:table-cell>
          <table:table-cell table:formula="of:=[$BurnPlan.D23]" office:value-type="float" office:value="0" calcext:value-type="float">
            <text:p/>
          </table:table-cell>
          <table:table-cell table:formula="of:=[$BurnPlan.E23]" office:value-type="float" office:value="0" calcext:value-type="float">
            <text:p/>
          </table:table-cell>
          <table:table-cell table:formula="of:=[$BurnPlan.F23]-[$BurnActual.F23]" office:value-type="currency" office:currency="CAD" office:value="0" calcext:value-type="currency">
            <text:p>$0</text:p>
          </table:table-cell>
          <table:table-cell table:formula="of:=[$BurnPlan.G23]-[$BurnActual.G23]" office:value-type="currency" office:currency="CAD" office:value="0" calcext:value-type="currency">
            <text:p>$0</text:p>
          </table:table-cell>
          <table:table-cell table:formula="of:=[$BurnPlan.H23]-[$BurnActual.H23]" office:value-type="currency" office:currency="CAD" office:value="0" calcext:value-type="currency">
            <text:p>$0</text:p>
          </table:table-cell>
          <table:table-cell table:formula="of:=[$BurnPlan.I23]-[$BurnActual.I23]" office:value-type="currency" office:currency="CAD" office:value="500" calcext:value-type="currency">
            <text:p>$500</text:p>
          </table:table-cell>
          <table:table-cell table:formula="of:=[$BurnPlan.J23]-[$BurnActual.J23]" office:value-type="currency" office:currency="CAD" office:value="500" calcext:value-type="currency">
            <text:p>$500</text:p>
          </table:table-cell>
          <table:table-cell table:formula="of:=[$BurnPlan.K23]-[$BurnActual.K23]" office:value-type="currency" office:currency="CAD" office:value="500" calcext:value-type="currency">
            <text:p>$500</text:p>
          </table:table-cell>
          <table:table-cell table:formula="of:=[$BurnPlan.L23]-[$BurnActual.L23]" office:value-type="currency" office:currency="CAD" office:value="500" calcext:value-type="currency">
            <text:p>$500</text:p>
          </table:table-cell>
          <table:table-cell table:formula="of:=[$BurnPlan.M23]-[$BurnActual.M23]" office:value-type="currency" office:currency="CAD" office:value="500" calcext:value-type="currency">
            <text:p>$500</text:p>
          </table:table-cell>
          <table:table-cell table:formula="of:=[$BurnPlan.N23]-[$BurnActual.N23]" office:value-type="currency" office:currency="CAD" office:value="500" calcext:value-type="currency">
            <text:p>$500</text:p>
          </table:table-cell>
          <table:table-cell table:formula="of:=[$BurnPlan.O23]-[$BurnActual.O23]" office:value-type="currency" office:currency="CAD" office:value="500" calcext:value-type="currency">
            <text:p>$500</text:p>
          </table:table-cell>
          <table:table-cell table:formula="of:=[$BurnPlan.P23]-[$BurnActual.P23]" office:value-type="currency" office:currency="CAD" office:value="500" calcext:value-type="currency">
            <text:p>$500</text:p>
          </table:table-cell>
          <table:table-cell table:formula="of:=[$BurnPlan.Q23]-[$BurnActual.Q23]" office:value-type="currency" office:currency="CAD" office:value="500" calcext:value-type="currency">
            <text:p>$500</text:p>
          </table:table-cell>
          <table:table-cell/>
        </table:table-row>
        <table:table-row table:style-name="ro3">
          <table:table-cell table:formula="of:=[$BurnPlan.A24]" office:value-type="float" office:value="0" calcext:value-type="float">
            <text:p/>
          </table:table-cell>
          <table:table-cell table:formula="of:=[$BurnPlan.B24]" office:value-type="string" office:string-value="OpenCascade liaison" calcext:value-type="string">
            <text:p>OpenCascade liaison</text:p>
          </table:table-cell>
          <table:table-cell table:formula="of:=[$BurnPlan.C24]" office:value-type="float" office:value="6000" calcext:value-type="float">
            <text:p>6,000</text:p>
          </table:table-cell>
          <table:table-cell table:formula="of:=[$BurnPlan.D24]" office:value-type="float" office:value="0" calcext:value-type="float">
            <text:p/>
          </table:table-cell>
          <table:table-cell table:formula="of:=[$BurnPlan.E24]" office:value-type="float" office:value="0" calcext:value-type="float">
            <text:p/>
          </table:table-cell>
          <table:table-cell table:formula="of:=[$BurnPlan.F24]-[$BurnActual.F24]" office:value-type="currency" office:currency="CAD" office:value="0" calcext:value-type="currency">
            <text:p>$0</text:p>
          </table:table-cell>
          <table:table-cell table:formula="of:=[$BurnPlan.G24]-[$BurnActual.G24]" office:value-type="currency" office:currency="CAD" office:value="0" calcext:value-type="currency">
            <text:p>$0</text:p>
          </table:table-cell>
          <table:table-cell table:formula="of:=[$BurnPlan.H24]-[$BurnActual.H24]" office:value-type="currency" office:currency="CAD" office:value="0" calcext:value-type="currency">
            <text:p>$0</text:p>
          </table:table-cell>
          <table:table-cell table:formula="of:=[$BurnPlan.I24]-[$BurnActual.I24]" office:value-type="currency" office:currency="CAD" office:value="500" calcext:value-type="currency">
            <text:p>$500</text:p>
          </table:table-cell>
          <table:table-cell table:formula="of:=[$BurnPlan.J24]-[$BurnActual.J24]" office:value-type="currency" office:currency="CAD" office:value="0" calcext:value-type="currency">
            <text:p>$0</text:p>
          </table:table-cell>
          <table:table-cell table:formula="of:=[$BurnPlan.K24]-[$BurnActual.K24]" office:value-type="currency" office:currency="CAD" office:value="500" calcext:value-type="currency">
            <text:p>$500</text:p>
          </table:table-cell>
          <table:table-cell table:formula="of:=[$BurnPlan.L24]-[$BurnActual.L24]" office:value-type="currency" office:currency="CAD" office:value="500" calcext:value-type="currency">
            <text:p>$500</text:p>
          </table:table-cell>
          <table:table-cell table:formula="of:=[$BurnPlan.M24]-[$BurnActual.M24]" office:value-type="currency" office:currency="CAD" office:value="500" calcext:value-type="currency">
            <text:p>$500</text:p>
          </table:table-cell>
          <table:table-cell table:formula="of:=[$BurnPlan.N24]-[$BurnActual.N24]" office:value-type="currency" office:currency="CAD" office:value="500" calcext:value-type="currency">
            <text:p>$500</text:p>
          </table:table-cell>
          <table:table-cell table:formula="of:=[$BurnPlan.O24]-[$BurnActual.O24]" office:value-type="currency" office:currency="CAD" office:value="500" calcext:value-type="currency">
            <text:p>$500</text:p>
          </table:table-cell>
          <table:table-cell table:formula="of:=[$BurnPlan.P24]-[$BurnActual.P24]" office:value-type="currency" office:currency="CAD" office:value="500" calcext:value-type="currency">
            <text:p>$500</text:p>
          </table:table-cell>
          <table:table-cell table:formula="of:=[$BurnPlan.Q24]-[$BurnActual.Q24]" office:value-type="currency" office:currency="CAD" office:value="500" calcext:value-type="currency">
            <text:p>$500</text:p>
          </table:table-cell>
          <table:table-cell/>
        </table:table-row>
        <table:table-row table:style-name="ro3">
          <table:table-cell table:formula="of:=[$BurnPlan.A25]" office:value-type="float" office:value="0" calcext:value-type="float">
            <text:p/>
          </table:table-cell>
          <table:table-cell table:formula="of:=[$BurnPlan.B25]" office:value-type="string" office:string-value="Translation coordinator" calcext:value-type="string">
            <text:p>Translation coordinator</text:p>
          </table:table-cell>
          <table:table-cell table:formula="of:=[$BurnPlan.C25]" office:value-type="float" office:value="5000" calcext:value-type="float">
            <text:p>5,000</text:p>
          </table:table-cell>
          <table:table-cell table:formula="of:=[$BurnPlan.D25]" office:value-type="float" office:value="0" calcext:value-type="float">
            <text:p/>
          </table:table-cell>
          <table:table-cell table:formula="of:=[$BurnPlan.E25]" office:value-type="float" office:value="0" calcext:value-type="float">
            <text:p/>
          </table:table-cell>
          <table:table-cell table:formula="of:=[$BurnPlan.F25]-[$BurnActual.F25]" office:value-type="currency" office:currency="CAD" office:value="0" calcext:value-type="currency">
            <text:p>$0</text:p>
          </table:table-cell>
          <table:table-cell table:formula="of:=[$BurnPlan.G25]-[$BurnActual.G25]" office:value-type="currency" office:currency="CAD" office:value="0" calcext:value-type="currency">
            <text:p>$0</text:p>
          </table:table-cell>
          <table:table-cell table:formula="of:=[$BurnPlan.H25]-[$BurnActual.H25]" office:value-type="currency" office:currency="CAD" office:value="0" calcext:value-type="currency">
            <text:p>$0</text:p>
          </table:table-cell>
          <table:table-cell table:formula="of:=[$BurnPlan.I25]-[$BurnActual.I25]" office:value-type="currency" office:currency="CAD" office:value="0" calcext:value-type="currency">
            <text:p>$0</text:p>
          </table:table-cell>
          <table:table-cell table:formula="of:=[$BurnPlan.J25]-[$BurnActual.J25]" office:value-type="currency" office:currency="CAD" office:value="0" calcext:value-type="currency">
            <text:p>$0</text:p>
          </table:table-cell>
          <table:table-cell table:formula="of:=[$BurnPlan.K25]-[$BurnActual.K25]" office:value-type="currency" office:currency="CAD" office:value="0" calcext:value-type="currency">
            <text:p>$0</text:p>
          </table:table-cell>
          <table:table-cell table:formula="of:=[$BurnPlan.L25]-[$BurnActual.L25]" office:value-type="currency" office:currency="CAD" office:value="0" calcext:value-type="currency">
            <text:p>$0</text:p>
          </table:table-cell>
          <table:table-cell table:formula="of:=[$BurnPlan.M25]-[$BurnActual.M25]" office:value-type="currency" office:currency="CAD" office:value="0" calcext:value-type="currency">
            <text:p>$0</text:p>
          </table:table-cell>
          <table:table-cell table:formula="of:=[$BurnPlan.N25]-[$BurnActual.N25]" office:value-type="currency" office:currency="CAD" office:value="0" calcext:value-type="currency">
            <text:p>$0</text:p>
          </table:table-cell>
          <table:table-cell table:formula="of:=[$BurnPlan.O25]-[$BurnActual.O25]" office:value-type="currency" office:currency="CAD" office:value="417" calcext:value-type="currency">
            <text:p>$417</text:p>
          </table:table-cell>
          <table:table-cell table:formula="of:=[$BurnPlan.P25]-[$BurnActual.P25]" office:value-type="currency" office:currency="CAD" office:value="417" calcext:value-type="currency">
            <text:p>$417</text:p>
          </table:table-cell>
          <table:table-cell table:formula="of:=[$BurnPlan.Q25]-[$BurnActual.Q25]" office:value-type="currency" office:currency="CAD" office:value="417" calcext:value-type="currency">
            <text:p>$417</text:p>
          </table:table-cell>
          <table:table-cell/>
        </table:table-row>
        <table:table-row table:style-name="ro3">
          <table:table-cell table:formula="of:=[$BurnPlan.A26]" office:value-type="float" office:value="0" calcext:value-type="float">
            <text:p/>
          </table:table-cell>
          <table:table-cell/>
          <table:table-cell table:formula="of:=[$BurnPlan.C26]" office:value-type="float" office:value="0" calcext:value-type="float">
            <text:p/>
          </table:table-cell>
          <table:table-cell table:formula="of:=[$BurnPlan.D26]" office:value-type="float" office:value="0" calcext:value-type="float">
            <text:p/>
          </table:table-cell>
          <table:table-cell table:formula="of:=[$BurnPlan.E26]" office:value-type="float" office:value="0" calcext:value-type="float">
            <text:p/>
          </table:table-cell>
          <table:table-cell table:formula="of:=[$BurnPlan.F26]-[$BurnActual.F26]" office:value-type="currency" office:currency="CAD" office:value="0" calcext:value-type="currency">
            <text:p>$0</text:p>
          </table:table-cell>
          <table:table-cell table:formula="of:=[$BurnPlan.G26]-[$BurnActual.G26]" office:value-type="currency" office:currency="CAD" office:value="0" calcext:value-type="currency">
            <text:p>$0</text:p>
          </table:table-cell>
          <table:table-cell table:formula="of:=[$BurnPlan.H26]-[$BurnActual.H26]" office:value-type="currency" office:currency="CAD" office:value="0" calcext:value-type="currency">
            <text:p>$0</text:p>
          </table:table-cell>
          <table:table-cell table:formula="of:=[$BurnPlan.I26]-[$BurnActual.I26]" office:value-type="currency" office:currency="CAD" office:value="0" calcext:value-type="currency">
            <text:p>$0</text:p>
          </table:table-cell>
          <table:table-cell table:formula="of:=[$BurnPlan.J26]-[$BurnActual.J26]" office:value-type="currency" office:currency="CAD" office:value="0" calcext:value-type="currency">
            <text:p>$0</text:p>
          </table:table-cell>
          <table:table-cell table:formula="of:=[$BurnPlan.K26]-[$BurnActual.K26]" office:value-type="currency" office:currency="CAD" office:value="0" calcext:value-type="currency">
            <text:p>$0</text:p>
          </table:table-cell>
          <table:table-cell table:formula="of:=[$BurnPlan.L26]-[$BurnActual.L26]" office:value-type="currency" office:currency="CAD" office:value="0" calcext:value-type="currency">
            <text:p>$0</text:p>
          </table:table-cell>
          <table:table-cell table:formula="of:=[$BurnPlan.M26]-[$BurnActual.M26]" office:value-type="currency" office:currency="CAD" office:value="0" calcext:value-type="currency">
            <text:p>$0</text:p>
          </table:table-cell>
          <table:table-cell table:formula="of:=[$BurnPlan.N26]-[$BurnActual.N26]" office:value-type="currency" office:currency="CAD" office:value="0" calcext:value-type="currency">
            <text:p>$0</text:p>
          </table:table-cell>
          <table:table-cell table:formula="of:=[$BurnPlan.O26]-[$BurnActual.O26]" office:value-type="currency" office:currency="CAD" office:value="0" calcext:value-type="currency">
            <text:p>$0</text:p>
          </table:table-cell>
          <table:table-cell table:formula="of:=[$BurnPlan.P26]-[$BurnActual.P26]" office:value-type="currency" office:currency="CAD" office:value="0" calcext:value-type="currency">
            <text:p>$0</text:p>
          </table:table-cell>
          <table:table-cell table:formula="of:=[$BurnPlan.Q26]-[$BurnActual.Q26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27]" office:value-type="float" office:value="0" calcext:value-type="float">
            <text:p/>
          </table:table-cell>
          <table:table-cell table:formula="of:=[$BurnPlan.B27]" office:value-type="string" office:string-value="Ondsel Onward placeholder" calcext:value-type="string">
            <text:p>Ondsel Onward placeholder</text:p>
          </table:table-cell>
          <table:table-cell table:formula="of:=[$BurnPlan.C27]" office:value-type="float" office:value="40000" calcext:value-type="float">
            <text:p>40,000</text:p>
          </table:table-cell>
          <table:table-cell table:formula="of:=[$BurnPlan.D27]" office:value-type="float" office:value="0" calcext:value-type="float">
            <text:p/>
          </table:table-cell>
          <table:table-cell table:formula="of:=[$BurnPlan.E27]" office:value-type="float" office:value="0" calcext:value-type="float">
            <text:p/>
          </table:table-cell>
          <table:table-cell table:formula="of:=[$BurnPlan.F27]-[$BurnActual.F27]" office:value-type="currency" office:currency="CAD" office:value="0" calcext:value-type="currency">
            <text:p>$0</text:p>
          </table:table-cell>
          <table:table-cell table:formula="of:=[$BurnPlan.G27]-[$BurnActual.G27]" office:value-type="currency" office:currency="CAD" office:value="0" calcext:value-type="currency">
            <text:p>$0</text:p>
          </table:table-cell>
          <table:table-cell table:formula="of:=[$BurnPlan.H27]-[$BurnActual.H27]" office:value-type="currency" office:currency="CAD" office:value="0" calcext:value-type="currency">
            <text:p>$0</text:p>
          </table:table-cell>
          <table:table-cell table:formula="of:=[$BurnPlan.I27]-[$BurnActual.I27]" office:value-type="currency" office:currency="CAD" office:value="0" calcext:value-type="currency">
            <text:p>$0</text:p>
          </table:table-cell>
          <table:table-cell table:formula="of:=[$BurnPlan.J27]-[$BurnActual.J27]" office:value-type="currency" office:currency="CAD" office:value="0" calcext:value-type="currency">
            <text:p>$0</text:p>
          </table:table-cell>
          <table:table-cell table:formula="of:=[$BurnPlan.K27]-[$BurnActual.K27]" office:value-type="currency" office:currency="CAD" office:value="0" calcext:value-type="currency">
            <text:p>$0</text:p>
          </table:table-cell>
          <table:table-cell table:formula="of:=[$BurnPlan.L27]-[$BurnActual.L27]" office:value-type="currency" office:currency="CAD" office:value="0" calcext:value-type="currency">
            <text:p>$0</text:p>
          </table:table-cell>
          <table:table-cell table:formula="of:=[$BurnPlan.M27]-[$BurnActual.M27]" office:value-type="currency" office:currency="CAD" office:value="0" calcext:value-type="currency">
            <text:p>$0</text:p>
          </table:table-cell>
          <table:table-cell table:formula="of:=[$BurnPlan.N27]-[$BurnActual.N27]" office:value-type="currency" office:currency="CAD" office:value="0" calcext:value-type="currency">
            <text:p>$0</text:p>
          </table:table-cell>
          <table:table-cell table:formula="of:=[$BurnPlan.O27]-[$BurnActual.O27]" office:value-type="currency" office:currency="CAD" office:value="0" calcext:value-type="currency">
            <text:p>$0</text:p>
          </table:table-cell>
          <table:table-cell table:formula="of:=[$BurnPlan.P27]-[$BurnActual.P27]" office:value-type="currency" office:currency="CAD" office:value="0" calcext:value-type="currency">
            <text:p>$0</text:p>
          </table:table-cell>
          <table:table-cell table:formula="of:=[$BurnPlan.Q27]-[$BurnActual.Q27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28]" office:value-type="float" office:value="0" calcext:value-type="float">
            <text:p/>
          </table:table-cell>
          <table:table-cell/>
          <table:table-cell table:formula="of:=[$BurnPlan.C28]" office:value-type="float" office:value="0" calcext:value-type="float">
            <text:p/>
          </table:table-cell>
          <table:table-cell table:formula="of:=[$BurnPlan.D28]" office:value-type="float" office:value="0" calcext:value-type="float">
            <text:p/>
          </table:table-cell>
          <table:table-cell table:formula="of:=[$BurnPlan.E28]" office:value-type="float" office:value="0" calcext:value-type="float">
            <text:p/>
          </table:table-cell>
          <table:table-cell table:formula="of:=[$BurnPlan.F28]-[$BurnActual.F28]" office:value-type="currency" office:currency="CAD" office:value="0" calcext:value-type="currency">
            <text:p>$0</text:p>
          </table:table-cell>
          <table:table-cell table:formula="of:=[$BurnPlan.G28]-[$BurnActual.G28]" office:value-type="currency" office:currency="CAD" office:value="0" calcext:value-type="currency">
            <text:p>$0</text:p>
          </table:table-cell>
          <table:table-cell table:formula="of:=[$BurnPlan.H28]-[$BurnActual.H28]" office:value-type="currency" office:currency="CAD" office:value="0" calcext:value-type="currency">
            <text:p>$0</text:p>
          </table:table-cell>
          <table:table-cell table:formula="of:=[$BurnPlan.I28]-[$BurnActual.I28]" office:value-type="currency" office:currency="CAD" office:value="0" calcext:value-type="currency">
            <text:p>$0</text:p>
          </table:table-cell>
          <table:table-cell table:formula="of:=[$BurnPlan.J28]-[$BurnActual.J28]" office:value-type="currency" office:currency="CAD" office:value="0" calcext:value-type="currency">
            <text:p>$0</text:p>
          </table:table-cell>
          <table:table-cell table:formula="of:=[$BurnPlan.K28]-[$BurnActual.K28]" office:value-type="currency" office:currency="CAD" office:value="0" calcext:value-type="currency">
            <text:p>$0</text:p>
          </table:table-cell>
          <table:table-cell table:formula="of:=[$BurnPlan.L28]-[$BurnActual.L28]" office:value-type="currency" office:currency="CAD" office:value="0" calcext:value-type="currency">
            <text:p>$0</text:p>
          </table:table-cell>
          <table:table-cell table:formula="of:=[$BurnPlan.M28]-[$BurnActual.M28]" office:value-type="currency" office:currency="CAD" office:value="0" calcext:value-type="currency">
            <text:p>$0</text:p>
          </table:table-cell>
          <table:table-cell table:formula="of:=[$BurnPlan.N28]-[$BurnActual.N28]" office:value-type="currency" office:currency="CAD" office:value="0" calcext:value-type="currency">
            <text:p>$0</text:p>
          </table:table-cell>
          <table:table-cell table:formula="of:=[$BurnPlan.O28]-[$BurnActual.O28]" office:value-type="currency" office:currency="CAD" office:value="0" calcext:value-type="currency">
            <text:p>$0</text:p>
          </table:table-cell>
          <table:table-cell table:formula="of:=[$BurnPlan.P28]-[$BurnActual.P28]" office:value-type="currency" office:currency="CAD" office:value="0" calcext:value-type="currency">
            <text:p>$0</text:p>
          </table:table-cell>
          <table:table-cell table:formula="of:=[$BurnPlan.Q28]-[$BurnActual.Q28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29]" office:value-type="float" office:value="0" calcext:value-type="float">
            <text:p/>
          </table:table-cell>
          <table:table-cell table:formula="of:=[$BurnPlan.B29]" office:value-type="string" office:string-value="Grant program to be awarded in 2025" calcext:value-type="string">
            <text:p>Grant program to be awarded in 2025</text:p>
          </table:table-cell>
          <table:table-cell table:formula="of:=[$BurnPlan.C29]" office:value-type="float" office:value="80000" calcext:value-type="float">
            <text:p>80,000</text:p>
          </table:table-cell>
          <table:table-cell table:formula="of:=[$BurnPlan.D29]" office:value-type="string" office:string-value="Mar" calcext:value-type="string">
            <text:p>Mar</text:p>
          </table:table-cell>
          <table:table-cell table:formula="of:=[$BurnPlan.E29]" office:value-type="string" office:string-value="Dec" calcext:value-type="string">
            <text:p>Dec</text:p>
          </table:table-cell>
          <table:table-cell table:formula="of:=[$BurnPlan.F29]-[$BurnActual.F29]" office:value-type="currency" office:currency="CAD" office:value="0" calcext:value-type="currency">
            <text:p>$0</text:p>
          </table:table-cell>
          <table:table-cell table:formula="of:=[$BurnPlan.G29]-[$BurnActual.G29]" office:value-type="currency" office:currency="CAD" office:value="0" calcext:value-type="currency">
            <text:p>$0</text:p>
          </table:table-cell>
          <table:table-cell table:formula="of:=[$BurnPlan.H29]-[$BurnActual.H29]" office:value-type="currency" office:currency="CAD" office:value="8000" calcext:value-type="currency">
            <text:p>$8,000</text:p>
          </table:table-cell>
          <table:table-cell table:formula="of:=[$BurnPlan.I29]-[$BurnActual.I29]" office:value-type="currency" office:currency="CAD" office:value="8000" calcext:value-type="currency">
            <text:p>$8,000</text:p>
          </table:table-cell>
          <table:table-cell table:formula="of:=[$BurnPlan.J29]-[$BurnActual.J29]" office:value-type="currency" office:currency="CAD" office:value="8000" calcext:value-type="currency">
            <text:p>$8,000</text:p>
          </table:table-cell>
          <table:table-cell table:formula="of:=[$BurnPlan.K29]-[$BurnActual.K29]" office:value-type="currency" office:currency="CAD" office:value="8000" calcext:value-type="currency">
            <text:p>$8,000</text:p>
          </table:table-cell>
          <table:table-cell table:formula="of:=[$BurnPlan.L29]-[$BurnActual.L29]" office:value-type="currency" office:currency="CAD" office:value="8000" calcext:value-type="currency">
            <text:p>$8,000</text:p>
          </table:table-cell>
          <table:table-cell table:formula="of:=[$BurnPlan.M29]-[$BurnActual.M29]" office:value-type="currency" office:currency="CAD" office:value="8000" calcext:value-type="currency">
            <text:p>$8,000</text:p>
          </table:table-cell>
          <table:table-cell table:formula="of:=[$BurnPlan.N29]-[$BurnActual.N29]" office:value-type="currency" office:currency="CAD" office:value="8000" calcext:value-type="currency">
            <text:p>$8,000</text:p>
          </table:table-cell>
          <table:table-cell table:formula="of:=[$BurnPlan.O29]-[$BurnActual.O29]" office:value-type="currency" office:currency="CAD" office:value="8000" calcext:value-type="currency">
            <text:p>$8,000</text:p>
          </table:table-cell>
          <table:table-cell table:formula="of:=[$BurnPlan.P29]-[$BurnActual.P29]" office:value-type="currency" office:currency="CAD" office:value="8000" calcext:value-type="currency">
            <text:p>$8,000</text:p>
          </table:table-cell>
          <table:table-cell table:formula="of:=[$BurnPlan.Q29]-[$BurnActual.Q29]" office:value-type="currency" office:currency="CAD" office:value="8000" calcext:value-type="currency">
            <text:p>$8,000</text:p>
          </table:table-cell>
          <table:table-cell/>
        </table:table-row>
        <table:table-row table:style-name="ro3">
          <table:table-cell table:formula="of:=[$BurnPlan.A30]" office:value-type="float" office:value="0" calcext:value-type="float">
            <text:p/>
          </table:table-cell>
          <table:table-cell/>
          <table:table-cell table:formula="of:=[$BurnPlan.C30]" office:value-type="float" office:value="0" calcext:value-type="float">
            <text:p/>
          </table:table-cell>
          <table:table-cell table:formula="of:=[$BurnPlan.D30]" office:value-type="float" office:value="0" calcext:value-type="float">
            <text:p/>
          </table:table-cell>
          <table:table-cell table:formula="of:=[$BurnPlan.E30]" office:value-type="float" office:value="0" calcext:value-type="float">
            <text:p/>
          </table:table-cell>
          <table:table-cell table:formula="of:=[$BurnPlan.F30]-[$BurnActual.F30]" office:value-type="currency" office:currency="CAD" office:value="0" calcext:value-type="currency">
            <text:p>$0</text:p>
          </table:table-cell>
          <table:table-cell table:formula="of:=[$BurnPlan.G30]-[$BurnActual.G30]" office:value-type="currency" office:currency="CAD" office:value="0" calcext:value-type="currency">
            <text:p>$0</text:p>
          </table:table-cell>
          <table:table-cell table:formula="of:=[$BurnPlan.H30]-[$BurnActual.H30]" office:value-type="currency" office:currency="CAD" office:value="0" calcext:value-type="currency">
            <text:p>$0</text:p>
          </table:table-cell>
          <table:table-cell table:formula="of:=[$BurnPlan.I30]-[$BurnActual.I30]" office:value-type="currency" office:currency="CAD" office:value="0" calcext:value-type="currency">
            <text:p>$0</text:p>
          </table:table-cell>
          <table:table-cell table:formula="of:=[$BurnPlan.J30]-[$BurnActual.J30]" office:value-type="currency" office:currency="CAD" office:value="0" calcext:value-type="currency">
            <text:p>$0</text:p>
          </table:table-cell>
          <table:table-cell table:formula="of:=[$BurnPlan.K30]-[$BurnActual.K30]" office:value-type="currency" office:currency="CAD" office:value="0" calcext:value-type="currency">
            <text:p>$0</text:p>
          </table:table-cell>
          <table:table-cell table:formula="of:=[$BurnPlan.L30]-[$BurnActual.L30]" office:value-type="currency" office:currency="CAD" office:value="0" calcext:value-type="currency">
            <text:p>$0</text:p>
          </table:table-cell>
          <table:table-cell table:formula="of:=[$BurnPlan.M30]-[$BurnActual.M30]" office:value-type="currency" office:currency="CAD" office:value="0" calcext:value-type="currency">
            <text:p>$0</text:p>
          </table:table-cell>
          <table:table-cell table:formula="of:=[$BurnPlan.N30]-[$BurnActual.N30]" office:value-type="currency" office:currency="CAD" office:value="0" calcext:value-type="currency">
            <text:p>$0</text:p>
          </table:table-cell>
          <table:table-cell table:formula="of:=[$BurnPlan.O30]-[$BurnActual.O30]" office:value-type="currency" office:currency="CAD" office:value="0" calcext:value-type="currency">
            <text:p>$0</text:p>
          </table:table-cell>
          <table:table-cell table:formula="of:=[$BurnPlan.P30]-[$BurnActual.P30]" office:value-type="currency" office:currency="CAD" office:value="0" calcext:value-type="currency">
            <text:p>$0</text:p>
          </table:table-cell>
          <table:table-cell table:formula="of:=[$BurnPlan.Q30]-[$BurnActual.Q30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1]" office:value-type="float" office:value="0" calcext:value-type="float">
            <text:p/>
          </table:table-cell>
          <table:table-cell table:style-name="ce33" table:formula="of:=[$BurnPlan.B31]" office:value-type="string" office:string-value="Total Operations" calcext:value-type="string">
            <text:p>Total Operations</text:p>
          </table:table-cell>
          <table:table-cell table:formula="of:=[$BurnPlan.C31]" office:value-type="float" office:value="230750" calcext:value-type="float">
            <text:p>230,750</text:p>
          </table:table-cell>
          <table:table-cell table:formula="of:=[$BurnPlan.D31]" office:value-type="float" office:value="0" calcext:value-type="float">
            <text:p/>
          </table:table-cell>
          <table:table-cell table:formula="of:=[$BurnPlan.E31]" office:value-type="float" office:value="0" calcext:value-type="float">
            <text:p/>
          </table:table-cell>
          <table:table-cell table:formula="of:=[$BurnPlan.F31]-[$BurnActual.F31]" office:value-type="currency" office:currency="CAD" office:value="0" calcext:value-type="currency">
            <text:p>$0</text:p>
          </table:table-cell>
          <table:table-cell table:formula="of:=[$BurnPlan.G31]-[$BurnActual.G31]" office:value-type="currency" office:currency="CAD" office:value="0" calcext:value-type="currency">
            <text:p>$0</text:p>
          </table:table-cell>
          <table:table-cell table:formula="of:=[$BurnPlan.H31]-[$BurnActual.H31]" office:value-type="currency" office:currency="CAD" office:value="0" calcext:value-type="currency">
            <text:p>$0</text:p>
          </table:table-cell>
          <table:table-cell table:formula="of:=[$BurnPlan.I31]-[$BurnActual.I31]" office:value-type="currency" office:currency="CAD" office:value="0" calcext:value-type="currency">
            <text:p>$0</text:p>
          </table:table-cell>
          <table:table-cell table:formula="of:=[$BurnPlan.J31]-[$BurnActual.J31]" office:value-type="currency" office:currency="CAD" office:value="0" calcext:value-type="currency">
            <text:p>$0</text:p>
          </table:table-cell>
          <table:table-cell table:formula="of:=[$BurnPlan.K31]-[$BurnActual.K31]" office:value-type="currency" office:currency="CAD" office:value="0" calcext:value-type="currency">
            <text:p>$0</text:p>
          </table:table-cell>
          <table:table-cell table:formula="of:=[$BurnPlan.L31]-[$BurnActual.L31]" office:value-type="currency" office:currency="CAD" office:value="0" calcext:value-type="currency">
            <text:p>$0</text:p>
          </table:table-cell>
          <table:table-cell table:formula="of:=[$BurnPlan.M31]-[$BurnActual.M31]" office:value-type="currency" office:currency="CAD" office:value="0" calcext:value-type="currency">
            <text:p>$0</text:p>
          </table:table-cell>
          <table:table-cell table:formula="of:=[$BurnPlan.N31]-[$BurnActual.N31]" office:value-type="currency" office:currency="CAD" office:value="0" calcext:value-type="currency">
            <text:p>$0</text:p>
          </table:table-cell>
          <table:table-cell table:formula="of:=[$BurnPlan.O31]-[$BurnActual.O31]" office:value-type="currency" office:currency="CAD" office:value="0" calcext:value-type="currency">
            <text:p>$0</text:p>
          </table:table-cell>
          <table:table-cell table:formula="of:=[$BurnPlan.P31]-[$BurnActual.P31]" office:value-type="currency" office:currency="CAD" office:value="0" calcext:value-type="currency">
            <text:p>$0</text:p>
          </table:table-cell>
          <table:table-cell table:formula="of:=[$BurnPlan.Q31]-[$BurnActual.Q31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2]" office:value-type="float" office:value="0" calcext:value-type="float">
            <text:p/>
          </table:table-cell>
          <table:table-cell/>
          <table:table-cell table:formula="of:=[$BurnPlan.C32]" office:value-type="float" office:value="0" calcext:value-type="float">
            <text:p/>
          </table:table-cell>
          <table:table-cell table:formula="of:=[$BurnPlan.D32]" office:value-type="float" office:value="0" calcext:value-type="float">
            <text:p/>
          </table:table-cell>
          <table:table-cell table:formula="of:=[$BurnPlan.E32]" office:value-type="float" office:value="0" calcext:value-type="float">
            <text:p/>
          </table:table-cell>
          <table:table-cell table:formula="of:=[$BurnPlan.F32]-[$BurnActual.F32]" office:value-type="currency" office:currency="CAD" office:value="0" calcext:value-type="currency">
            <text:p>$0</text:p>
          </table:table-cell>
          <table:table-cell table:formula="of:=[$BurnPlan.G32]-[$BurnActual.G32]" office:value-type="currency" office:currency="CAD" office:value="0" calcext:value-type="currency">
            <text:p>$0</text:p>
          </table:table-cell>
          <table:table-cell table:formula="of:=[$BurnPlan.H32]-[$BurnActual.H32]" office:value-type="currency" office:currency="CAD" office:value="0" calcext:value-type="currency">
            <text:p>$0</text:p>
          </table:table-cell>
          <table:table-cell table:formula="of:=[$BurnPlan.I32]-[$BurnActual.I32]" office:value-type="currency" office:currency="CAD" office:value="0" calcext:value-type="currency">
            <text:p>$0</text:p>
          </table:table-cell>
          <table:table-cell table:formula="of:=[$BurnPlan.J32]-[$BurnActual.J32]" office:value-type="currency" office:currency="CAD" office:value="0" calcext:value-type="currency">
            <text:p>$0</text:p>
          </table:table-cell>
          <table:table-cell table:formula="of:=[$BurnPlan.K32]-[$BurnActual.K32]" office:value-type="currency" office:currency="CAD" office:value="0" calcext:value-type="currency">
            <text:p>$0</text:p>
          </table:table-cell>
          <table:table-cell table:formula="of:=[$BurnPlan.L32]-[$BurnActual.L32]" office:value-type="currency" office:currency="CAD" office:value="0" calcext:value-type="currency">
            <text:p>$0</text:p>
          </table:table-cell>
          <table:table-cell table:formula="of:=[$BurnPlan.M32]-[$BurnActual.M32]" office:value-type="currency" office:currency="CAD" office:value="0" calcext:value-type="currency">
            <text:p>$0</text:p>
          </table:table-cell>
          <table:table-cell table:formula="of:=[$BurnPlan.N32]-[$BurnActual.N32]" office:value-type="currency" office:currency="CAD" office:value="0" calcext:value-type="currency">
            <text:p>$0</text:p>
          </table:table-cell>
          <table:table-cell table:formula="of:=[$BurnPlan.O32]-[$BurnActual.O32]" office:value-type="currency" office:currency="CAD" office:value="0" calcext:value-type="currency">
            <text:p>$0</text:p>
          </table:table-cell>
          <table:table-cell table:formula="of:=[$BurnPlan.P32]-[$BurnActual.P32]" office:value-type="currency" office:currency="CAD" office:value="0" calcext:value-type="currency">
            <text:p>$0</text:p>
          </table:table-cell>
          <table:table-cell table:formula="of:=[$BurnPlan.Q32]-[$BurnActual.Q32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3]" office:value-type="float" office:value="0" calcext:value-type="float">
            <text:p/>
          </table:table-cell>
          <table:table-cell table:formula="of:=[$BurnPlan.B33]" office:value-type="string" office:string-value="To Reserves" calcext:value-type="string">
            <text:p>To Reserves</text:p>
          </table:table-cell>
          <table:table-cell table:formula="of:=[$BurnPlan.C33]" office:value-type="float" office:value="10000" calcext:value-type="float">
            <text:p>10,000</text:p>
          </table:table-cell>
          <table:table-cell table:formula="of:=[$BurnPlan.D33]" office:value-type="float" office:value="0" calcext:value-type="float">
            <text:p/>
          </table:table-cell>
          <table:table-cell table:formula="of:=[$BurnPlan.E33]" office:value-type="float" office:value="0" calcext:value-type="float">
            <text:p/>
          </table:table-cell>
          <table:table-cell table:formula="of:=[$BurnPlan.F33]-[$BurnActual.F33]" office:value-type="currency" office:currency="CAD" office:value="0" calcext:value-type="currency">
            <text:p>$0</text:p>
          </table:table-cell>
          <table:table-cell table:formula="of:=[$BurnPlan.G33]-[$BurnActual.G33]" office:value-type="currency" office:currency="CAD" office:value="0" calcext:value-type="currency">
            <text:p>$0</text:p>
          </table:table-cell>
          <table:table-cell table:formula="of:=[$BurnPlan.H33]-[$BurnActual.H33]" office:value-type="currency" office:currency="CAD" office:value="0" calcext:value-type="currency">
            <text:p>$0</text:p>
          </table:table-cell>
          <table:table-cell table:formula="of:=[$BurnPlan.I33]-[$BurnActual.I33]" office:value-type="currency" office:currency="CAD" office:value="0" calcext:value-type="currency">
            <text:p>$0</text:p>
          </table:table-cell>
          <table:table-cell table:formula="of:=[$BurnPlan.J33]-[$BurnActual.J33]" office:value-type="currency" office:currency="CAD" office:value="5000" calcext:value-type="currency">
            <text:p>$5,000</text:p>
          </table:table-cell>
          <table:table-cell table:formula="of:=[$BurnPlan.K33]-[$BurnActual.K33]" office:value-type="currency" office:currency="CAD" office:value="0" calcext:value-type="currency">
            <text:p>$0</text:p>
          </table:table-cell>
          <table:table-cell table:formula="of:=[$BurnPlan.L33]-[$BurnActual.L33]" office:value-type="currency" office:currency="CAD" office:value="0" calcext:value-type="currency">
            <text:p>$0</text:p>
          </table:table-cell>
          <table:table-cell table:formula="of:=[$BurnPlan.M33]-[$BurnActual.M33]" office:value-type="currency" office:currency="CAD" office:value="0" calcext:value-type="currency">
            <text:p>$0</text:p>
          </table:table-cell>
          <table:table-cell table:formula="of:=[$BurnPlan.N33]-[$BurnActual.N33]" office:value-type="currency" office:currency="CAD" office:value="0" calcext:value-type="currency">
            <text:p>$0</text:p>
          </table:table-cell>
          <table:table-cell table:formula="of:=[$BurnPlan.O33]-[$BurnActual.O33]" office:value-type="currency" office:currency="CAD" office:value="5000" calcext:value-type="currency">
            <text:p>$5,000</text:p>
          </table:table-cell>
          <table:table-cell table:formula="of:=[$BurnPlan.P33]-[$BurnActual.P33]" office:value-type="currency" office:currency="CAD" office:value="0" calcext:value-type="currency">
            <text:p>$0</text:p>
          </table:table-cell>
          <table:table-cell table:formula="of:=[$BurnPlan.Q33]-[$BurnActual.Q33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4]" office:value-type="float" office:value="0" calcext:value-type="float">
            <text:p/>
          </table:table-cell>
          <table:table-cell/>
          <table:table-cell table:formula="of:=[$BurnPlan.C34]" office:value-type="float" office:value="0" calcext:value-type="float">
            <text:p/>
          </table:table-cell>
          <table:table-cell table:formula="of:=[$BurnPlan.D34]" office:value-type="float" office:value="0" calcext:value-type="float">
            <text:p/>
          </table:table-cell>
          <table:table-cell table:formula="of:=[$BurnPlan.E34]" office:value-type="float" office:value="0" calcext:value-type="float">
            <text:p/>
          </table:table-cell>
          <table:table-cell table:formula="of:=[$BurnPlan.F34]-[$BurnActual.F34]" office:value-type="currency" office:currency="CAD" office:value="0" calcext:value-type="currency">
            <text:p>$0</text:p>
          </table:table-cell>
          <table:table-cell table:formula="of:=[$BurnPlan.G34]-[$BurnActual.G34]" office:value-type="currency" office:currency="CAD" office:value="0" calcext:value-type="currency">
            <text:p>$0</text:p>
          </table:table-cell>
          <table:table-cell table:formula="of:=[$BurnPlan.H34]-[$BurnActual.H34]" office:value-type="currency" office:currency="CAD" office:value="0" calcext:value-type="currency">
            <text:p>$0</text:p>
          </table:table-cell>
          <table:table-cell table:formula="of:=[$BurnPlan.I34]-[$BurnActual.I34]" office:value-type="currency" office:currency="CAD" office:value="0" calcext:value-type="currency">
            <text:p>$0</text:p>
          </table:table-cell>
          <table:table-cell table:formula="of:=[$BurnPlan.J34]-[$BurnActual.J34]" office:value-type="currency" office:currency="CAD" office:value="0" calcext:value-type="currency">
            <text:p>$0</text:p>
          </table:table-cell>
          <table:table-cell table:formula="of:=[$BurnPlan.K34]-[$BurnActual.K34]" office:value-type="currency" office:currency="CAD" office:value="0" calcext:value-type="currency">
            <text:p>$0</text:p>
          </table:table-cell>
          <table:table-cell table:formula="of:=[$BurnPlan.L34]-[$BurnActual.L34]" office:value-type="currency" office:currency="CAD" office:value="0" calcext:value-type="currency">
            <text:p>$0</text:p>
          </table:table-cell>
          <table:table-cell table:formula="of:=[$BurnPlan.M34]-[$BurnActual.M34]" office:value-type="currency" office:currency="CAD" office:value="0" calcext:value-type="currency">
            <text:p>$0</text:p>
          </table:table-cell>
          <table:table-cell table:formula="of:=[$BurnPlan.N34]-[$BurnActual.N34]" office:value-type="currency" office:currency="CAD" office:value="0" calcext:value-type="currency">
            <text:p>$0</text:p>
          </table:table-cell>
          <table:table-cell table:formula="of:=[$BurnPlan.O34]-[$BurnActual.O34]" office:value-type="currency" office:currency="CAD" office:value="0" calcext:value-type="currency">
            <text:p>$0</text:p>
          </table:table-cell>
          <table:table-cell table:formula="of:=[$BurnPlan.P34]-[$BurnActual.P34]" office:value-type="currency" office:currency="CAD" office:value="0" calcext:value-type="currency">
            <text:p>$0</text:p>
          </table:table-cell>
          <table:table-cell table:formula="of:=[$BurnPlan.Q34]-[$BurnActual.Q34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5]" office:value-type="float" office:value="0" calcext:value-type="float">
            <text:p/>
          </table:table-cell>
          <table:table-cell table:style-name="ce33" table:formula="of:=[$BurnPlan.B35]" office:value-type="string" office:string-value="Grand Total" calcext:value-type="string">
            <text:p>Grand Total</text:p>
          </table:table-cell>
          <table:table-cell table:formula="of:=[$BurnPlan.C35]" office:value-type="float" office:value="240750" calcext:value-type="float">
            <text:p>240,750</text:p>
          </table:table-cell>
          <table:table-cell table:formula="of:=[$BurnPlan.D35]" office:value-type="float" office:value="0" calcext:value-type="float">
            <text:p/>
          </table:table-cell>
          <table:table-cell table:formula="of:=[$BurnPlan.E35]" office:value-type="float" office:value="0" calcext:value-type="float">
            <text:p/>
          </table:table-cell>
          <table:table-cell table:formula="of:=[$BurnPlan.F35]-[$BurnActual.F35]" office:value-type="currency" office:currency="CAD" office:value="-4522.06" calcext:value-type="currency">
            <text:p>-$4,522</text:p>
          </table:table-cell>
          <table:table-cell table:formula="of:=[$BurnPlan.G35]-[$BurnActual.G35]" office:value-type="currency" office:currency="CAD" office:value="-710.959999999999" calcext:value-type="currency">
            <text:p>-$711</text:p>
          </table:table-cell>
          <table:table-cell table:formula="of:=[$BurnPlan.H35]-[$BurnActual.H35]" office:value-type="currency" office:currency="CAD" office:value="1072" calcext:value-type="currency">
            <text:p>$1,072</text:p>
          </table:table-cell>
          <table:table-cell table:formula="of:=[$BurnPlan.I35]-[$BurnActual.I35]" office:value-type="currency" office:currency="CAD" office:value="6429" calcext:value-type="currency">
            <text:p>$6,429</text:p>
          </table:table-cell>
          <table:table-cell table:formula="of:=[$BurnPlan.J35]-[$BurnActual.J35]" office:value-type="currency" office:currency="CAD" office:value="14512" calcext:value-type="currency">
            <text:p>$14,512</text:p>
          </table:table-cell>
          <table:table-cell table:formula="of:=[$BurnPlan.K35]-[$BurnActual.K35]" office:value-type="currency" office:currency="CAD" office:value="12517" calcext:value-type="currency">
            <text:p>$12,517</text:p>
          </table:table-cell>
          <table:table-cell table:formula="of:=[$BurnPlan.L35]-[$BurnActual.L35]" office:value-type="currency" office:currency="CAD" office:value="12517" calcext:value-type="currency">
            <text:p>$12,517</text:p>
          </table:table-cell>
          <table:table-cell table:formula="of:=[$BurnPlan.M35]-[$BurnActual.M35]" office:value-type="currency" office:currency="CAD" office:value="12517" calcext:value-type="currency">
            <text:p>$12,517</text:p>
          </table:table-cell>
          <table:table-cell table:formula="of:=[$BurnPlan.N35]-[$BurnActual.N35]" office:value-type="currency" office:currency="CAD" office:value="12517" calcext:value-type="currency">
            <text:p>$12,517</text:p>
          </table:table-cell>
          <table:table-cell table:formula="of:=[$BurnPlan.O35]-[$BurnActual.O35]" office:value-type="currency" office:currency="CAD" office:value="17934" calcext:value-type="currency">
            <text:p>$17,934</text:p>
          </table:table-cell>
          <table:table-cell table:formula="of:=[$BurnPlan.P35]-[$BurnActual.P35]" office:value-type="currency" office:currency="CAD" office:value="12934" calcext:value-type="currency">
            <text:p>$12,934</text:p>
          </table:table-cell>
          <table:table-cell table:formula="of:=[$BurnPlan.Q35]-[$BurnActual.Q35]" office:value-type="currency" office:currency="CAD" office:value="12934" calcext:value-type="currency">
            <text:p>$12,934</text:p>
          </table:table-cell>
          <table:table-cell table:style-name="ce36"/>
        </table:table-row>
      </table:table>
      <table:table table:name="Graph" table:style-name="ta1">
        <table:shapes>
          <draw:frame draw:z-index="0" draw:style-name="gr1" draw:text-style-name="P1" svg:width="15.99cm" svg:height="8.997cm" svg:x="2.256cm" svg:y="9.854cm">
            <draw:object draw:notify-on-update-of-ranges="Graph.C2:Graph.N2 Graph.B3:Graph.B3 Graph.C3:Graph.N3 Graph.B4:Graph.B4 Graph.C4:Graph.N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7"/>
        <table:table-column table:style-name="co5" table:default-cell-style-name="ce47"/>
        <table:table-column table:style-name="co1" table:number-columns-repeated="10" table:default-cell-style-name="ce47"/>
        <table:table-column table:style-name="co1" table:number-columns-repeated="2" table:default-cell-style-name="Default"/>
        <table:table-row table:style-name="ro4">
          <table:table-cell table:style-name="Default"/>
          <table:table-cell table:style-name="ce48" office:value-type="string" calcext:value-type="string">
            <text:p>FPA 2025 Burn Plan Summary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49" office:value-type="string" calcext:value-type="string">
            <text:p>Jan</text:p>
          </table:table-cell>
          <table:table-cell table:style-name="ce49" office:value-type="string" calcext:value-type="string">
            <text:p>Feb</text:p>
          </table:table-cell>
          <table:table-cell table:style-name="ce49" office:value-type="string" calcext:value-type="string">
            <text:p>Mar</text:p>
          </table:table-cell>
          <table:table-cell table:style-name="ce49" office:value-type="string" calcext:value-type="string">
            <text:p>Apr</text:p>
          </table:table-cell>
          <table:table-cell table:style-name="ce49" office:value-type="string" calcext:value-type="string">
            <text:p>May</text:p>
          </table:table-cell>
          <table:table-cell table:style-name="ce49" office:value-type="string" calcext:value-type="string">
            <text:p>Jun</text:p>
          </table:table-cell>
          <table:table-cell table:style-name="ce49" office:value-type="string" calcext:value-type="string">
            <text:p>Jul</text:p>
          </table:table-cell>
          <table:table-cell table:style-name="ce49" office:value-type="string" calcext:value-type="string">
            <text:p>Aug</text:p>
          </table:table-cell>
          <table:table-cell table:style-name="ce49" office:value-type="string" calcext:value-type="string">
            <text:p>Sep</text:p>
          </table:table-cell>
          <table:table-cell table:style-name="ce49" office:value-type="string" calcext:value-type="string">
            <text:p>Oct</text:p>
          </table:table-cell>
          <table:table-cell table:style-name="ce49" office:value-type="string" calcext:value-type="string">
            <text:p>Nov</text:p>
          </table:table-cell>
          <table:table-cell table:style-name="ce49" office:value-type="string" calcext:value-type="string">
            <text:p>Dec</text:p>
          </table:table-cell>
        </table:table-row>
        <table:table-row table:style-name="ro1">
          <table:table-cell/>
          <table:table-cell office:value-type="string" calcext:value-type="string">
            <text:p>Planned Spending</text:p>
          </table:table-cell>
          <table:table-cell table:style-name="ce50" table:formula="of:=[$BurnPlan.F35]" office:value-type="currency" office:currency="CAD" office:value="7017" calcext:value-type="currency">
            <text:p>$7,017</text:p>
          </table:table-cell>
          <table:table-cell table:style-name="ce50" table:formula="of:=[$BurnPlan.G35]" office:value-type="currency" office:currency="CAD" office:value="8017" calcext:value-type="currency">
            <text:p>$8,017</text:p>
          </table:table-cell>
          <table:table-cell table:style-name="ce50" table:formula="of:=[$BurnPlan.H35]" office:value-type="currency" office:currency="CAD" office:value="14017" calcext:value-type="currency">
            <text:p>$14,017</text:p>
          </table:table-cell>
          <table:table-cell table:style-name="ce50" table:formula="of:=[$BurnPlan.I35]" office:value-type="currency" office:currency="CAD" office:value="12517" calcext:value-type="currency">
            <text:p>$12,517</text:p>
          </table:table-cell>
          <table:table-cell table:style-name="ce50" table:formula="of:=[$BurnPlan.J35]" office:value-type="currency" office:currency="CAD" office:value="17517" calcext:value-type="currency">
            <text:p>$17,517</text:p>
          </table:table-cell>
          <table:table-cell table:style-name="ce50" table:formula="of:=[$BurnPlan.K35]" office:value-type="currency" office:currency="CAD" office:value="12517" calcext:value-type="currency">
            <text:p>$12,517</text:p>
          </table:table-cell>
          <table:table-cell table:style-name="ce50" table:formula="of:=[$BurnPlan.L35]" office:value-type="currency" office:currency="CAD" office:value="12517" calcext:value-type="currency">
            <text:p>$12,517</text:p>
          </table:table-cell>
          <table:table-cell table:style-name="ce50" table:formula="of:=[$BurnPlan.M35]" office:value-type="currency" office:currency="CAD" office:value="12517" calcext:value-type="currency">
            <text:p>$12,517</text:p>
          </table:table-cell>
          <table:table-cell table:style-name="ce50" table:formula="of:=[$BurnPlan.N35]" office:value-type="currency" office:currency="CAD" office:value="12517" calcext:value-type="currency">
            <text:p>$12,517</text:p>
          </table:table-cell>
          <table:table-cell table:style-name="ce50" table:formula="of:=[$BurnPlan.O35]" office:value-type="currency" office:currency="CAD" office:value="17934" calcext:value-type="currency">
            <text:p>$17,934</text:p>
          </table:table-cell>
          <table:table-cell table:style-name="ce50" table:formula="of:=[$BurnPlan.P35]" office:value-type="currency" office:currency="CAD" office:value="12934" calcext:value-type="currency">
            <text:p>$12,934</text:p>
          </table:table-cell>
          <table:table-cell table:style-name="ce50" table:formula="of:=[$BurnPlan.Q35]" office:value-type="currency" office:currency="CAD" office:value="12934" calcext:value-type="currency">
            <text:p>$12,934</text:p>
          </table:table-cell>
        </table:table-row>
        <table:table-row table:style-name="ro1">
          <table:table-cell/>
          <table:table-cell office:value-type="string" calcext:value-type="string">
            <text:p>Actual Spending</text:p>
          </table:table-cell>
          <table:table-cell table:style-name="ce50" table:formula="of:=[$BurnActual.F35]" office:value-type="currency" office:currency="CAD" office:value="11539.06" calcext:value-type="currency">
            <text:p>$11,539</text:p>
          </table:table-cell>
          <table:table-cell table:style-name="ce50" table:formula="of:=[$BurnActual.G35]" office:value-type="currency" office:currency="CAD" office:value="8727.96" calcext:value-type="currency">
            <text:p>$8,728</text:p>
          </table:table-cell>
          <table:table-cell table:style-name="ce50" table:formula="of:=[$BurnActual.H35]" office:value-type="currency" office:currency="CAD" office:value="12945" calcext:value-type="currency">
            <text:p>$12,945</text:p>
          </table:table-cell>
          <table:table-cell table:style-name="ce50" table:formula="of:=[$BurnActual.I35]" office:value-type="currency" office:currency="CAD" office:value="6088" calcext:value-type="currency">
            <text:p>$6,088</text:p>
          </table:table-cell>
          <table:table-cell table:style-name="ce50" table:formula="of:=[$BurnActual.J35]" office:value-type="currency" office:currency="CAD" office:value="3005" calcext:value-type="currency">
            <text:p>$3,005</text:p>
          </table:table-cell>
          <table:table-cell table:style-name="ce50" table:formula="of:=[$BurnActual.K35]" office:value-type="currency" office:currency="CAD" office:value="0" calcext:value-type="currency">
            <text:p>$0</text:p>
          </table:table-cell>
          <table:table-cell table:style-name="ce50" table:formula="of:=[$BurnActual.L35]" office:value-type="currency" office:currency="CAD" office:value="0" calcext:value-type="currency">
            <text:p>$0</text:p>
          </table:table-cell>
          <table:table-cell table:style-name="ce50" table:formula="of:=[$BurnActual.M35]" office:value-type="currency" office:currency="CAD" office:value="0" calcext:value-type="currency">
            <text:p>$0</text:p>
          </table:table-cell>
          <table:table-cell table:style-name="ce50" table:formula="of:=[$BurnActual.N35]" office:value-type="currency" office:currency="CAD" office:value="0" calcext:value-type="currency">
            <text:p>$0</text:p>
          </table:table-cell>
          <table:table-cell table:style-name="ce50" table:formula="of:=[$BurnActual.O35]" office:value-type="currency" office:currency="CAD" office:value="0" calcext:value-type="currency">
            <text:p>$0</text:p>
          </table:table-cell>
          <table:table-cell table:style-name="ce50" table:formula="of:=[$BurnActual.P35]" office:value-type="currency" office:currency="CAD" office:value="0" calcext:value-type="currency">
            <text:p>$0</text:p>
          </table:table-cell>
          <table:table-cell table:style-name="ce50" table:formula="of:=[$BurnActual.Q35]" office:value-type="currency" office:currency="CAD" office:value="0" calcext:value-type="currency">
            <text:p>$0</text:p>
          </table:table-cell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style-name="ce50" table:formula="of:=[.C3]-[.C4]" office:value-type="currency" office:currency="CAD" office:value="-4522.06" calcext:value-type="currency">
            <text:p>-$4,522</text:p>
          </table:table-cell>
          <table:table-cell table:style-name="ce50" table:formula="of:=IF([.D4]=0; 0;[.D3]-[.D4])" office:value-type="currency" office:currency="CAD" office:value="-710.959999999999" calcext:value-type="currency">
            <text:p>-$711</text:p>
          </table:table-cell>
          <table:table-cell table:style-name="ce50" table:formula="of:=IF([.E4]=0; 0;[.E3]-[.E4])" office:value-type="currency" office:currency="CAD" office:value="1072" calcext:value-type="currency">
            <text:p>$1,072</text:p>
          </table:table-cell>
          <table:table-cell table:style-name="ce50" table:formula="of:=IF([.F4]=0; 0;[.F3]-[.F4])" office:value-type="currency" office:currency="CAD" office:value="6429" calcext:value-type="currency">
            <text:p>$6,429</text:p>
          </table:table-cell>
          <table:table-cell table:style-name="ce50" table:formula="of:=IF([.G4]=0; 0;[.G3]-[.G4])" office:value-type="currency" office:currency="CAD" office:value="14512" calcext:value-type="currency">
            <text:p>$14,512</text:p>
          </table:table-cell>
          <table:table-cell table:style-name="ce50" table:formula="of:=IF([.H4]=0; 0;[.H3]-[.H4])" office:value-type="currency" office:currency="CAD" office:value="0" calcext:value-type="currency">
            <text:p>$0</text:p>
          </table:table-cell>
          <table:table-cell table:style-name="ce50" table:formula="of:=IF([.I4]=0; 0;[.I3]-[.I4])" office:value-type="currency" office:currency="CAD" office:value="0" calcext:value-type="currency">
            <text:p>$0</text:p>
          </table:table-cell>
          <table:table-cell table:style-name="ce50" table:formula="of:=IF([.J4]=0; 0;[.J3]-[.J4])" office:value-type="currency" office:currency="CAD" office:value="0" calcext:value-type="currency">
            <text:p>$0</text:p>
          </table:table-cell>
          <table:table-cell table:style-name="ce50" table:formula="of:=IF([.K4]=0; 0;[.K3]-[.K4])" office:value-type="currency" office:currency="CAD" office:value="0" calcext:value-type="currency">
            <text:p>$0</text:p>
          </table:table-cell>
          <table:table-cell table:style-name="ce50" table:formula="of:=IF([.L4]=0; 0;[.L3]-[.L4])" office:value-type="currency" office:currency="CAD" office:value="0" calcext:value-type="currency">
            <text:p>$0</text:p>
          </table:table-cell>
          <table:table-cell table:style-name="ce50" table:formula="of:=IF([.M4]=0; 0;[.M3]-[.M4])" office:value-type="currency" office:currency="CAD" office:value="0" calcext:value-type="currency">
            <text:p>$0</text:p>
          </table:table-cell>
          <table:table-cell table:style-name="ce50" table:formula="of:=IF([.N4]=0; 0;[.N3]-[.N4])" office:value-type="currency" office:currency="CAD" office:value="0" calcext:value-type="currency">
            <text:p>$0</text:p>
          </table:table-cell>
        </table:table-row>
        <table:table-row table:style-name="ro1" table:number-rows-repeated="34">
          <table:table-cell table:number-columns-repeated="14"/>
        </table:table-row>
        <table:table-row table:style-name="ro3" table:number-rows-repeated="14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time-style style:name="N136">
      <number:hours/>
      <number:text>:</number:text>
      <number:minute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">
      <number:number number:decimal-places="0" number:min-decimal-places="0" number:min-integer-digits="0" number:grouping="true"/>
    </number:number-style>
    <number:number-style style:name="N130">
      <number:number number:decimal-places="0" number:min-decimal-places="0" number:min-integer-digits="0"/>
    </number:number-style>
    <number:date-style style:name="N129">
      <number:month number:textual="true"/>
      <number:text>-</number:text>
      <number:year/>
    </number:dat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>
      <number:minutes number:style="long"/>
      <number:text>:</number:text>
      <number:seconds number:style="long"/>
    </number:time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46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46P0"/>
    </number:currency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-</number:text>
      <number:month number:style="long"/>
      <number:text>-</number:text>
      <number:year number:style="long"/>
    </number:date-style>
    <number:date-style style:name="N144">
      <number:day number:style="long"/>
      <number:text>-</number:text>
      <number:month number:textual="true"/>
      <number:text>-</number:text>
      <number:year/>
    </number:date-style>
    <number:number-style style:name="N115">
      <number:number number:decimal-places="1" number:min-decimal-places="1" number:min-integer-digits="1" number:grouping="true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1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textual="true"/>
    </number:date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26:04.950051928</meta:creation-date>
    <dc:date>2025-06-06T10:20:07.029511566</dc:date>
    <meta:editing-duration>PT1H44M13S</meta:editing-duration>
    <meta:editing-cycles>17</meta:editing-cycles>
    <meta:generator>LibreOffice/7.3.7.2$Linux_X86_64 LibreOffice_project/30$Build-2</meta:generator>
    <meta:print-date>2025-02-12T09:14:20.834893852</meta:print-date>
    <meta:document-statistic meta:table-count="4" meta:cell-count="10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8cm" xlink:href=".." xlink:type="simple" chart:class="chart:bar" chart:style-name="ch1">
        <chart:title svg:x="5.217cm" svg:y="0.314cm" chart:style-name="ch2">
          <text:p>Burn Summary April 2025</text:p>
        </chart:title>
        <chart:legend chart:legend-position="end" svg:x="12.298cm" svg:y="3.973cm" style:legend-expansion="high" chart:style-name="ch3"/>
        <chart:plot-area chart:style-name="ch4" table:cell-range-address="Graph.B2:Graph.N4" chart:data-source-has-labels="both" svg:x="0.319cm" svg:y="1.278cm" svg:width="11.66cm" svg:height="7.541cm">
          <chart:coordinate-region svg:x="1.851cm" svg:y="1.466cm" svg:width="10.128cm" svg:height="6.728cm"/>
          <chart:axis chart:dimension="x" chart:name="primary-x" chart:style-name="ch5" chartooo:axis-type="auto">
            <chartooo:date-scale/>
            <chart:categories table:cell-range-address="Graph.C2:Graph.N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N3" chart:label-cell-address="Graph.B3:Graph.B3" chart:class="chart:bar">
            <chart:data-point chart:repeated="12"/>
          </chart:series>
          <chart:series chart:style-name="ch9" chart:values-cell-range-address="Graph.C4:Graph.N4" chart:label-cell-address="Graph.B4:Graph.B4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Graph.C2:Graph.N2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Planned Spending</text:p>
                <draw:g>
                  <svg:desc>Graph.B3:Graph.B3</svg:desc>
                </draw:g>
              </table:table-cell>
              <table:table-cell office:value-type="float" office:value="7017">
                <text:p>7017</text:p>
                <draw:g>
                  <svg:desc>Graph.C3:Graph.N3</svg:desc>
                </draw:g>
              </table:table-cell>
              <table:table-cell office:value-type="float" office:value="8017">
                <text:p>8017</text:p>
              </table:table-cell>
              <table:table-cell office:value-type="float" office:value="14017">
                <text:p>14017</text:p>
              </table:table-cell>
              <table:table-cell office:value-type="float" office:value="12517">
                <text:p>12517</text:p>
              </table:table-cell>
              <table:table-cell office:value-type="float" office:value="17517">
                <text:p>17517</text:p>
              </table:table-cell>
              <table:table-cell office:value-type="float" office:value="12517">
                <text:p>12517</text:p>
              </table:table-cell>
              <table:table-cell office:value-type="float" office:value="12517">
                <text:p>12517</text:p>
              </table:table-cell>
              <table:table-cell office:value-type="float" office:value="12517">
                <text:p>12517</text:p>
              </table:table-cell>
              <table:table-cell office:value-type="float" office:value="12517">
                <text:p>12517</text:p>
              </table:table-cell>
              <table:table-cell office:value-type="float" office:value="17934">
                <text:p>17934</text:p>
              </table:table-cell>
              <table:table-cell office:value-type="float" office:value="12934">
                <text:p>12934</text:p>
              </table:table-cell>
              <table:table-cell office:value-type="float" office:value="12934">
                <text:p>12934</text:p>
              </table:table-cell>
            </table:table-row>
            <table:table-row>
              <table:table-cell office:value-type="string">
                <text:p>Actual Spending</text:p>
                <draw:g>
                  <svg:desc>Graph.B4:Graph.B4</svg:desc>
                </draw:g>
              </table:table-cell>
              <table:table-cell office:value-type="float" office:value="11539.06">
                <text:p>11539.06</text:p>
                <draw:g>
                  <svg:desc>Graph.C4:Graph.N4</svg:desc>
                </draw:g>
              </table:table-cell>
              <table:table-cell office:value-type="float" office:value="8727.96">
                <text:p>8727.96</text:p>
              </table:table-cell>
              <table:table-cell office:value-type="float" office:value="12945">
                <text:p>12945</text:p>
              </table:table-cell>
              <table:table-cell office:value-type="float" office:value="6088">
                <text:p>6088</text:p>
              </table:table-cell>
              <table:table-cell office:value-type="float" office:value="3005">
                <text:p>3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